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Mono" fo:font-size="10pt" fo:language="fr" fo:country="FR" officeooo:rsid="021bd834" officeooo:paragraph-rsid="054953ce" style:font-size-asian="10pt" style:font-size-complex="10pt"/>
    </style:style>
    <style:style style:name="P2" style:family="paragraph" style:parent-style-name="Standard">
      <style:paragraph-properties fo:text-align="start" style:justify-single-word="false"/>
      <style:text-properties style:font-name="Liberation Mono" fo:font-size="10pt" fo:language="fr" fo:country="FR" officeooo:rsid="025a7b10" officeooo:paragraph-rsid="054953ce" style:font-size-asian="10pt" style:font-size-complex="10pt"/>
    </style:style>
    <style:style style:name="P3" style:family="paragraph" style:parent-style-name="Standard">
      <style:text-properties style:font-name="Liberation Mono" fo:font-size="10pt" fo:language="fr" fo:country="FR" officeooo:rsid="025a7b10" officeooo:paragraph-rsid="054953ce" style:font-size-asian="10pt" style:font-size-complex="10pt"/>
    </style:style>
    <style:style style:name="P4" style:family="paragraph" style:parent-style-name="Standard">
      <style:text-properties style:font-name="Liberation Mono" fo:font-size="10pt" fo:language="fr" fo:country="FR" officeooo:rsid="01739683" officeooo:paragraph-rsid="054953ce" style:font-size-asian="10pt" style:font-size-complex="10pt"/>
    </style:style>
    <style:style style:name="P5" style:family="paragraph" style:parent-style-name="Standard">
      <style:text-properties style:font-name="Liberation Mono" fo:font-size="10pt" fo:language="fr" fo:country="FR" officeooo:rsid="00760ea1" officeooo:paragraph-rsid="054953ce" style:font-size-asian="10pt" style:font-size-complex="10pt"/>
    </style:style>
    <style:style style:name="P6" style:family="paragraph" style:parent-style-name="Standard">
      <style:text-properties style:font-name="Liberation Mono" fo:font-size="10pt" fo:language="fr" fo:country="FR" officeooo:rsid="004d1384" officeooo:paragraph-rsid="054953ce" style:font-size-asian="10pt" style:font-size-complex="10pt"/>
    </style:style>
    <style:style style:name="P7" style:family="paragraph" style:parent-style-name="Standard">
      <style:paragraph-properties fo:text-align="start" style:justify-single-word="false"/>
      <style:text-properties style:font-name="Liberation Mono" fo:font-size="10pt" fo:language="fr" fo:country="FR" officeooo:rsid="027e5231" officeooo:paragraph-rsid="054953ce" style:font-size-asian="10pt" style:font-size-complex="10pt"/>
    </style:style>
    <style:style style:name="P8" style:family="paragraph" style:parent-style-name="Standard">
      <style:text-properties style:font-name="Liberation Mono" fo:font-size="10pt" fo:language="fr" fo:country="FR" officeooo:rsid="022078af" officeooo:paragraph-rsid="054953ce" style:font-size-asian="10pt" style:font-size-complex="10pt"/>
    </style:style>
    <style:style style:name="P9" style:family="paragraph" style:parent-style-name="Standard">
      <style:text-properties style:font-name="Liberation Mono" fo:font-size="10pt" fo:language="fr" fo:country="FR" officeooo:rsid="01f502dc" officeooo:paragraph-rsid="054953ce" style:font-size-asian="10pt" style:font-size-complex="10pt"/>
    </style:style>
    <style:style style:name="P10" style:family="paragraph" style:parent-style-name="Standard">
      <style:text-properties style:font-name="Liberation Mono" fo:font-size="10pt" fo:language="fr" fo:country="FR" officeooo:rsid="025206e7" officeooo:paragraph-rsid="054953ce" style:font-size-asian="10pt" style:font-size-complex="10pt"/>
    </style:style>
    <style:style style:name="P11" style:family="paragraph" style:parent-style-name="Standard">
      <style:text-properties style:font-name="Liberation Mono" fo:font-size="10pt" fo:language="fr" fo:country="FR" officeooo:rsid="0233a144" officeooo:paragraph-rsid="054953ce" style:font-size-asian="10pt" style:font-size-complex="10pt"/>
    </style:style>
    <style:style style:name="P12" style:family="paragraph" style:parent-style-name="Standard">
      <style:text-properties style:font-name="Liberation Mono" fo:font-size="10pt" fo:language="fr" fo:country="FR" officeooo:rsid="01f55db6" officeooo:paragraph-rsid="054953ce" style:font-size-asian="10pt" style:font-size-complex="10pt"/>
    </style:style>
    <style:style style:name="P13" style:family="paragraph" style:parent-style-name="Standard">
      <style:text-properties style:font-name="Liberation Mono" fo:font-size="10pt" fo:language="fr" fo:country="FR" officeooo:rsid="0059a9c3" officeooo:paragraph-rsid="054953ce" style:font-size-asian="10pt" style:font-size-complex="10pt"/>
    </style:style>
    <style:style style:name="P14" style:family="paragraph" style:parent-style-name="Standard">
      <style:text-properties style:font-name="Liberation Mono" fo:font-size="10pt" fo:language="fr" fo:country="FR" officeooo:rsid="026609ee" officeooo:paragraph-rsid="054953ce" style:font-size-asian="10pt" style:font-size-complex="10pt"/>
    </style:style>
    <style:style style:name="P15" style:family="paragraph" style:parent-style-name="Standard">
      <style:paragraph-properties fo:text-align="start" style:justify-single-word="false"/>
      <style:text-properties style:font-name="Liberation Mono" fo:font-size="10pt" fo:language="fr" fo:country="FR" officeooo:rsid="000267cc" officeooo:paragraph-rsid="054953ce" style:font-size-asian="10pt" style:font-size-complex="10pt"/>
    </style:style>
    <style:style style:name="P16" style:family="paragraph" style:parent-style-name="Standard">
      <style:text-properties style:font-name="Liberation Mono" fo:font-size="10pt" fo:language="fr" fo:country="FR" officeooo:rsid="003c7e31" officeooo:paragraph-rsid="054953ce" style:font-size-asian="10pt" style:font-size-complex="10pt"/>
    </style:style>
    <style:style style:name="P17" style:family="paragraph" style:parent-style-name="Standard">
      <style:text-properties style:font-name="Liberation Mono" fo:font-size="10pt" fo:language="fr" fo:country="FR" officeooo:paragraph-rsid="054953ce" style:font-size-asian="10pt" style:font-size-complex="10pt"/>
    </style:style>
    <style:style style:name="P18" style:family="paragraph" style:parent-style-name="Standard">
      <style:paragraph-properties fo:text-align="start" style:justify-single-word="false"/>
      <style:text-properties style:font-name="Liberation Mono" fo:font-size="10pt" fo:language="fr" fo:country="FR" officeooo:rsid="04ec6885" officeooo:paragraph-rsid="054966ff" style:font-size-asian="10pt" style:font-size-complex="10pt"/>
    </style:style>
    <style:style style:name="P19" style:family="paragraph" style:parent-style-name="Standard">
      <style:paragraph-properties fo:text-align="start" style:justify-single-word="false"/>
      <style:text-properties style:font-name="Liberation Mono" fo:font-size="10pt" fo:language="fr" fo:country="FR" officeooo:rsid="0193b2c4" officeooo:paragraph-rsid="054966ff" style:font-size-asian="10pt" style:font-size-complex="10pt"/>
    </style:style>
    <style:style style:name="P20" style:family="paragraph" style:parent-style-name="Standard">
      <style:paragraph-properties fo:text-align="start" style:justify-single-word="false"/>
      <style:text-properties style:font-name="Liberation Mono" fo:font-size="10pt" fo:language="fr" fo:country="FR" officeooo:rsid="0193ee38" officeooo:paragraph-rsid="054966ff" style:font-size-asian="10pt" style:font-size-complex="10pt"/>
    </style:style>
    <style:style style:name="P21" style:family="paragraph" style:parent-style-name="Standard">
      <style:paragraph-properties fo:text-align="start" style:justify-single-word="false"/>
      <style:text-properties style:font-name="Liberation Mono" fo:font-size="10pt" fo:language="fr" fo:country="FR" officeooo:rsid="020ac9d1" officeooo:paragraph-rsid="054966ff" style:font-size-asian="10pt" style:font-size-complex="10pt"/>
    </style:style>
    <style:style style:name="P22" style:family="paragraph" style:parent-style-name="Standard">
      <style:paragraph-properties fo:text-align="start" style:justify-single-word="false"/>
      <style:text-properties style:font-name="Liberation Mono" fo:font-size="10pt" fo:language="fr" fo:country="FR" officeooo:rsid="018e7bf6" officeooo:paragraph-rsid="054953ce" fo:background-color="transparent" style:font-size-asian="10pt" style:font-size-complex="10pt"/>
    </style:style>
    <style:style style:name="P23" style:family="paragraph" style:parent-style-name="Standard">
      <style:paragraph-properties fo:text-align="start" style:justify-single-word="false"/>
      <style:text-properties style:font-name="Liberation Mono" fo:font-size="10pt" fo:language="fr" fo:country="FR" officeooo:rsid="018e7bf6" officeooo:paragraph-rsid="054966ff" fo:background-color="transparent" style:font-size-asian="10pt" style:font-size-complex="10pt"/>
    </style:style>
    <style:style style:name="P24" style:family="paragraph" style:parent-style-name="Standard">
      <style:paragraph-properties fo:text-align="start" style:justify-single-word="false"/>
      <style:text-properties style:font-name="Liberation Mono" fo:font-size="10pt" fo:language="fr" fo:country="FR" officeooo:rsid="02e7e5a6" officeooo:paragraph-rsid="054953ce" fo:background-color="transparent" style:font-size-asian="10pt" style:font-size-complex="10pt"/>
    </style:style>
    <style:style style:name="P25" style:family="paragraph" style:parent-style-name="Standard">
      <style:paragraph-properties fo:text-align="start" style:justify-single-word="false"/>
      <style:text-properties style:font-name="Liberation Mono" fo:font-size="10pt" fo:language="fr" fo:country="FR" officeooo:rsid="02e7e5a6" officeooo:paragraph-rsid="054966ff" fo:background-color="transparent" style:font-size-asian="10pt" style:font-size-complex="10pt"/>
    </style:style>
    <style:style style:name="P26" style:family="paragraph" style:parent-style-name="Standard">
      <style:paragraph-properties fo:text-align="start" style:justify-single-word="false"/>
      <style:text-properties style:font-name="Liberation Mono" fo:font-size="10pt" fo:language="fr" fo:country="FR" officeooo:rsid="028dbeca" officeooo:paragraph-rsid="054966ff" fo:background-color="transparent" style:font-size-asian="10pt" style:font-size-complex="10pt"/>
    </style:style>
    <style:style style:name="P27" style:family="paragraph" style:parent-style-name="Standard">
      <style:paragraph-properties fo:text-align="start" style:justify-single-word="false"/>
      <style:text-properties style:font-name="Liberation Mono" fo:font-size="10pt" fo:language="fr" fo:country="FR" officeooo:rsid="0235c48f" officeooo:paragraph-rsid="054966ff" fo:background-color="transparent" style:font-size-asian="10pt" style:font-size-complex="10pt"/>
    </style:style>
    <style:style style:name="P28" style:family="paragraph" style:parent-style-name="Standard">
      <style:paragraph-properties fo:text-align="start" style:justify-single-word="false"/>
      <style:text-properties style:font-name="Liberation Mono" fo:font-size="10pt" fo:language="fr" fo:country="FR" officeooo:rsid="023ce556" officeooo:paragraph-rsid="054966ff" fo:background-color="transparent" style:font-size-asian="10pt" style:font-size-complex="10pt"/>
    </style:style>
    <style:style style:name="P29" style:family="paragraph" style:parent-style-name="Standard">
      <style:text-properties style:font-name="Liberation Mono" fo:font-size="10pt" fo:language="fr" fo:country="FR" officeooo:rsid="015ec570" officeooo:paragraph-rsid="054953ce" style:font-size-asian="8.75pt" style:font-size-complex="10pt"/>
    </style:style>
    <style:style style:name="P30" style:family="paragraph" style:parent-style-name="Standard">
      <style:text-properties style:font-name="Liberation Mono" fo:font-size="10pt" fo:language="fr" fo:country="FR" officeooo:rsid="030f0ea3" officeooo:paragraph-rsid="054953ce" style:font-size-asian="8.75pt" style:font-size-complex="10pt"/>
    </style:style>
    <style:style style:name="P31" style:family="paragraph" style:parent-style-name="Standard">
      <style:text-properties style:font-name="Liberation Mono" fo:font-size="10pt" fo:language="fr" fo:country="FR" officeooo:rsid="0295b44b" officeooo:paragraph-rsid="054953ce" style:font-size-asian="8.75pt" style:font-size-complex="10pt"/>
    </style:style>
    <style:style style:name="P32" style:family="paragraph" style:parent-style-name="Standard">
      <style:text-properties style:font-name="Liberation Mono" fo:font-size="10pt" fo:language="fr" fo:country="FR" officeooo:rsid="0180df8e" officeooo:paragraph-rsid="054953ce" style:font-size-asian="8.75pt" style:font-size-complex="10pt"/>
    </style:style>
    <style:style style:name="P33" style:family="paragraph" style:parent-style-name="Standard">
      <style:text-properties style:font-name="Liberation Mono" fo:language="fr" fo:country="FR" officeooo:rsid="026609ee" officeooo:paragraph-rsid="054953ce"/>
    </style:style>
    <style:style style:name="P34" style:family="paragraph" style:parent-style-name="Standard">
      <style:paragraph-properties fo:text-align="start" style:justify-single-word="false"/>
      <style:text-properties style:font-name="Liberation Mono" fo:language="fr" fo:country="FR" officeooo:rsid="000267cc" officeooo:paragraph-rsid="054953ce"/>
    </style:style>
    <style:style style:name="P35" style:family="paragraph" style:parent-style-name="Standard">
      <style:text-properties style:font-name="Liberation Mono" fo:font-size="11pt" fo:language="fr" fo:country="FR" fo:font-weight="bold" officeooo:paragraph-rsid="054953ce" style:font-size-asian="11pt" style:font-weight-asian="bold" style:font-size-complex="11pt" style:font-weight-complex="bold"/>
    </style:style>
    <style:style style:name="P36" style:family="paragraph" style:parent-style-name="Standard">
      <style:text-properties style:font-name="Liberation Mono" fo:font-size="12pt" fo:language="fr" fo:country="FR" officeooo:paragraph-rsid="054953ce" style:font-size-asian="12pt" style:font-size-complex="12pt"/>
    </style:style>
    <style:style style:name="P37" style:family="paragraph" style:parent-style-name="Standard">
      <style:text-properties fo:color="#000000" style:font-name="Liberation Mono" fo:font-size="10pt" fo:language="fr" fo:country="FR" fo:font-style="normal" style:text-underline-style="none" fo:font-weight="normal" officeooo:rsid="0193b2c4" officeooo:paragraph-rsid="054966ff" style:font-size-asian="10pt" style:font-style-asian="normal" style:font-weight-asian="normal" style:font-size-complex="10pt" style:font-style-complex="normal" style:font-weight-complex="normal"/>
    </style:style>
    <style:style style:name="P38" style:family="paragraph" style:parent-style-name="Standard">
      <style:text-properties fo:color="#000000" style:font-name="Liberation Mono" fo:font-size="10pt" fo:language="fr" fo:country="FR" fo:font-style="normal" style:text-underline-style="none" fo:font-weight="normal" officeooo:rsid="03464855" officeooo:paragraph-rsid="054966ff" style:font-size-asian="10pt" style:font-style-asian="normal" style:font-weight-asian="normal" style:font-size-complex="10pt" style:font-style-complex="normal" style:font-weight-complex="normal"/>
    </style:style>
    <style:style style:name="P39" style:family="paragraph" style:parent-style-name="Standard">
      <style:text-properties fo:color="#000000" style:font-name="Liberation Mono" fo:font-size="10pt" fo:language="fr" fo:country="FR" fo:font-style="normal" style:text-underline-style="none" fo:font-weight="normal" officeooo:rsid="0322e12b" officeooo:paragraph-rsid="054966ff" style:font-size-asian="10pt" style:font-style-asian="normal" style:font-weight-asian="normal" style:font-size-complex="10pt" style:font-style-complex="normal" style:font-weight-complex="normal"/>
    </style:style>
    <style:style style:name="P40" style:family="paragraph" style:parent-style-name="Standard">
      <style:text-properties fo:color="#000000" style:font-name="Liberation Mono" fo:font-size="10pt" fo:language="fr" fo:country="FR" fo:font-style="normal" style:text-underline-style="none" fo:font-weight="normal" officeooo:rsid="04bbe61c" officeooo:paragraph-rsid="054966ff" style:font-size-asian="10pt" style:font-style-asian="normal" style:font-weight-asian="normal" style:font-size-complex="10pt" style:font-style-complex="normal" style:font-weight-complex="normal"/>
    </style:style>
    <style:style style:name="P41" style:family="paragraph" style:parent-style-name="Standard">
      <style:text-properties fo:color="#000000" style:font-name="Liberation Mono" fo:font-size="10pt" fo:language="fr" fo:country="FR" fo:font-style="normal" style:text-underline-style="none" fo:font-weight="normal" officeooo:rsid="02ad7670" officeooo:paragraph-rsid="054953ce" style:font-size-asian="8.75pt" style:font-style-asian="normal" style:font-weight-asian="normal" style:font-size-complex="10pt" style:font-style-complex="normal" style:font-weight-complex="normal"/>
    </style:style>
    <style:style style:name="P42" style:family="paragraph" style:parent-style-name="Standard">
      <style:text-properties fo:color="#000000" style:font-name="Liberation Mono" fo:font-size="11pt" fo:language="fr" fo:country="FR" fo:font-style="italic" style:text-underline-style="solid" style:text-underline-width="auto" style:text-underline-color="font-color" fo:font-weight="bold" officeooo:rsid="02313125" officeooo:paragraph-rsid="054966ff" style:font-size-asian="9.60000038146973pt" style:font-style-asian="italic" style:font-weight-asian="bold" style:font-size-complex="11pt" style:font-style-complex="italic" style:font-weight-complex="bold"/>
    </style:style>
    <style:style style:name="P43"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54953ce" style:font-size-asian="12pt" style:font-style-asian="italic" style:font-weight-asian="bold" style:font-size-complex="12pt" style:font-style-complex="italic" style:font-weight-complex="bold"/>
    </style:style>
    <style:style style:name="P44"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paragraph-rsid="054953ce" style:font-size-asian="12pt" style:font-style-asian="italic" style:font-weight-asian="bold" style:font-size-complex="12pt" style:font-style-complex="italic" style:font-weight-complex="bold"/>
    </style:style>
    <style:style style:name="P45" style:family="paragraph" style:parent-style-name="Standard">
      <style:paragraph-properties fo:text-align="start" style:justify-single-word="false"/>
      <style:text-properties fo:color="#00a65d" style:font-name="Liberation Mono" fo:font-size="14pt" fo:language="fr" fo:country="FR" fo:font-style="italic" style:text-underline-style="solid" style:text-underline-width="auto" style:text-underline-color="font-color" fo:font-weight="bold" officeooo:rsid="000bcfcd" officeooo:paragraph-rsid="054953ce" style:font-size-asian="14pt" style:font-style-asian="italic" style:font-weight-asian="bold" style:font-size-complex="14pt" style:font-style-complex="italic" style:font-weight-complex="bold"/>
    </style:style>
    <style:style style:name="P46" style:family="paragraph" style:parent-style-name="Standard">
      <style:text-properties fo:color="#ce181e" style:font-name="Liberation Mono" fo:font-size="10pt" fo:language="fr" fo:country="FR" fo:font-style="normal" style:text-underline-style="none" fo:font-weight="normal" officeooo:rsid="02ad7670" officeooo:paragraph-rsid="054953ce" style:font-size-asian="8.75pt" style:font-style-asian="normal" style:font-weight-asian="normal" style:font-size-complex="10pt" style:font-style-complex="normal" style:font-weight-complex="normal"/>
    </style:style>
    <style:style style:name="P47" style:family="paragraph" style:parent-style-name="Standard">
      <style:paragraph-properties fo:text-align="center" style:justify-single-word="false"/>
      <style:text-properties fo:color="#ce181e" style:font-name="Liberation Mono" fo:font-size="16pt" fo:language="fr" fo:country="FR" fo:font-style="italic" style:text-underline-style="solid" style:text-underline-width="auto" style:text-underline-color="font-color" fo:font-weight="bold" officeooo:rsid="000267cc" officeooo:paragraph-rsid="054953ce" style:font-size-asian="16pt" style:font-style-asian="italic" style:font-weight-asian="bold" style:font-size-complex="16pt" style:font-style-complex="italic" style:font-weight-complex="bold"/>
    </style:style>
    <style:style style:name="P48" style:family="paragraph" style:parent-style-name="Standard">
      <style:paragraph-properties fo:text-align="start" style:justify-single-word="false"/>
      <style:text-properties style:font-name="monospace" fo:font-size="10pt" officeooo:paragraph-rsid="054966ff" style:font-size-asian="10pt" style:font-size-complex="10pt"/>
    </style:style>
    <style:style style:name="P4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Mono" fo:font-size="10pt" fo:language="fr" fo:country="FR" officeooo:rsid="001d709f" officeooo:paragraph-rsid="054953ce" style:font-size-asian="10pt" style:font-size-complex="10pt"/>
    </style:style>
    <style:style style:name="P5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71cd2c" officeooo:paragraph-rsid="054953ce" style:font-size-asian="10pt" style:font-size-complex="10pt"/>
    </style:style>
    <style:style style:name="P5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c2183e" officeooo:paragraph-rsid="054953ce" style:font-size-asian="10pt" style:font-size-complex="10pt"/>
    </style:style>
    <style:style style:name="P5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760ea1" officeooo:paragraph-rsid="054953ce" style:font-size-asian="10pt" style:font-size-complex="10pt"/>
    </style:style>
    <style:style style:name="P5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54953ce" style:font-size-asian="10pt" style:font-size-complex="10pt"/>
    </style:style>
    <style:style style:name="P5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40306b2" officeooo:paragraph-rsid="054953ce" style:font-size-asian="10pt" style:font-size-complex="10pt"/>
    </style:style>
    <style:style style:name="P5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5aea27" officeooo:paragraph-rsid="054953ce" style:font-size-asian="8.75pt" style:font-size-complex="10pt"/>
    </style:style>
    <style:style style:name="P5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49f9d4" officeooo:paragraph-rsid="054953ce" style:font-size-asian="8.75pt" style:font-size-complex="10pt"/>
    </style:style>
    <style:style style:name="P5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54953ce" style:font-size-asian="8.75pt" style:font-size-complex="10pt"/>
    </style:style>
    <style:style style:name="P58" style:family="paragraph" style:parent-style-name="Standard" style:list-style-name="L1">
      <style:text-properties style:font-name="Liberation Mono" fo:font-size="10pt" fo:language="fr" fo:country="FR" officeooo:rsid="021bd834" officeooo:paragraph-rsid="054953ce" style:font-size-asian="10pt" style:font-size-complex="10pt"/>
    </style:style>
    <style:style style:name="P59" style:family="paragraph" style:parent-style-name="Standard" style:list-style-name="L2">
      <style:paragraph-properties fo:text-align="start" style:justify-single-word="false"/>
      <style:text-properties style:font-name="Liberation Mono" fo:font-size="10pt" fo:language="fr" fo:country="FR" officeooo:rsid="025a7b10" officeooo:paragraph-rsid="054953ce" style:font-size-asian="10pt" style:font-size-complex="10pt"/>
    </style:style>
    <style:style style:name="P60" style:family="paragraph" style:parent-style-name="Standard" style:list-style-name="L6">
      <style:paragraph-properties fo:text-align="start" style:justify-single-word="false"/>
      <style:text-properties style:font-name="Liberation Mono" fo:font-size="10pt" fo:language="fr" fo:country="FR" officeooo:rsid="00a64c20" officeooo:paragraph-rsid="054966ff" style:font-size-asian="10pt" style:font-size-complex="10pt"/>
    </style:style>
    <style:style style:name="P61" style:family="paragraph" style:parent-style-name="Standard" style:list-style-name="L6">
      <style:paragraph-properties fo:text-align="start" style:justify-single-word="false"/>
      <style:text-properties style:font-name="Liberation Mono" fo:font-size="10pt" fo:language="fr" fo:country="FR" officeooo:rsid="00c96c20" officeooo:paragraph-rsid="054966ff" style:font-size-asian="10pt" style:font-size-complex="10pt"/>
    </style:style>
    <style:style style:name="P62" style:family="paragraph" style:parent-style-name="Standard" style:list-style-name="L6">
      <style:paragraph-properties fo:text-align="start" style:justify-single-word="false"/>
      <style:text-properties style:font-name="Liberation Mono" fo:font-size="10pt" fo:language="fr" fo:country="FR" officeooo:rsid="00d86fec" officeooo:paragraph-rsid="054966ff" style:font-size-asian="10pt" style:font-size-complex="10pt"/>
    </style:style>
    <style:style style:name="P63" style:family="paragraph" style:parent-style-name="Standard" style:list-style-name="L6">
      <style:paragraph-properties fo:text-align="start" style:justify-single-word="false"/>
      <style:text-properties style:font-name="Liberation Mono" fo:font-size="10pt" fo:language="fr" fo:country="FR" officeooo:rsid="00e80f3a" officeooo:paragraph-rsid="054966ff" style:font-size-asian="10pt" style:font-size-complex="10pt"/>
    </style:style>
    <style:style style:name="P64" style:family="paragraph" style:parent-style-name="Standard" style:list-style-name="L6">
      <style:paragraph-properties fo:text-align="start" style:justify-single-word="false"/>
      <style:text-properties style:font-name="Liberation Mono" fo:font-size="10pt" fo:language="fr" fo:country="FR" officeooo:rsid="00fddb05" officeooo:paragraph-rsid="054966ff" style:font-size-asian="10pt" style:font-size-complex="10pt"/>
    </style:style>
    <style:style style:name="P65" style:family="paragraph" style:parent-style-name="Standard" style:list-style-name="L6">
      <style:paragraph-properties fo:text-align="start" style:justify-single-word="false"/>
      <style:text-properties style:font-name="Liberation Mono" fo:font-size="10pt" fo:language="fr" fo:country="FR" officeooo:rsid="0109e0ae" officeooo:paragraph-rsid="054966ff" style:font-size-asian="10pt" style:font-size-complex="10pt"/>
    </style:style>
    <style:style style:name="P66" style:family="paragraph" style:parent-style-name="Standard" style:list-style-name="L6">
      <style:paragraph-properties fo:text-align="start" style:justify-single-word="false"/>
      <style:text-properties style:font-name="Liberation Mono" fo:font-size="10pt" fo:language="fr" fo:country="FR" officeooo:rsid="03cd4620" officeooo:paragraph-rsid="054966ff" style:font-size-asian="10pt" style:font-size-complex="10pt"/>
    </style:style>
    <style:style style:name="P67" style:family="paragraph" style:parent-style-name="Standard" style:list-style-name="L6">
      <style:paragraph-properties fo:text-align="start" style:justify-single-word="false"/>
      <style:text-properties style:font-name="Liberation Mono" fo:font-size="10pt" fo:language="fr" fo:country="FR" officeooo:rsid="0125b598" officeooo:paragraph-rsid="054966ff" style:font-size-asian="10pt" style:font-size-complex="10pt"/>
    </style:style>
    <style:style style:name="P68" style:family="paragraph" style:parent-style-name="Standard" style:list-style-name="L6">
      <style:paragraph-properties fo:text-align="start" style:justify-single-word="false"/>
      <style:text-properties style:font-name="Liberation Mono" fo:font-size="10pt" fo:language="fr" fo:country="FR" officeooo:rsid="0129aebb" officeooo:paragraph-rsid="054966ff" style:font-size-asian="10pt" style:font-size-complex="10pt"/>
    </style:style>
    <style:style style:name="P69" style:family="paragraph" style:parent-style-name="Standard" style:list-style-name="L6">
      <style:paragraph-properties fo:text-align="start" style:justify-single-word="false"/>
      <style:text-properties style:font-name="Liberation Mono" fo:font-size="10pt" fo:language="fr" fo:country="FR" officeooo:rsid="012e04d1" officeooo:paragraph-rsid="054966ff" style:font-size-asian="10pt" style:font-size-complex="10pt"/>
    </style:style>
    <style:style style:name="P70" style:family="paragraph" style:parent-style-name="Standard" style:list-style-name="L6">
      <style:paragraph-properties fo:text-align="start" style:justify-single-word="false"/>
      <style:text-properties style:font-name="Liberation Mono" fo:font-size="10pt" fo:language="fr" fo:country="FR" officeooo:rsid="012f32a2" officeooo:paragraph-rsid="054966ff" style:font-size-asian="10pt" style:font-size-complex="10pt"/>
    </style:style>
    <style:style style:name="P71" style:family="paragraph" style:parent-style-name="Standard" style:list-style-name="L6">
      <style:paragraph-properties fo:text-align="start" style:justify-single-word="false"/>
      <style:text-properties style:font-name="Liberation Mono" fo:font-size="10pt" fo:language="fr" fo:country="FR" officeooo:rsid="013b71ad" officeooo:paragraph-rsid="054966ff" style:font-size-asian="10pt" style:font-size-complex="10pt"/>
    </style:style>
    <style:style style:name="P72" style:family="paragraph" style:parent-style-name="Standard" style:list-style-name="L6">
      <style:paragraph-properties fo:text-align="start" style:justify-single-word="false"/>
      <style:text-properties style:font-name="Liberation Mono" fo:font-size="10pt" fo:language="fr" fo:country="FR" officeooo:rsid="015d8b8c" officeooo:paragraph-rsid="054966ff" style:font-size-asian="10pt" style:font-size-complex="10pt"/>
    </style:style>
    <style:style style:name="P73" style:family="paragraph" style:parent-style-name="Standard" style:list-style-name="L6">
      <style:paragraph-properties fo:text-align="start" style:justify-single-word="false"/>
      <style:text-properties style:font-name="Liberation Mono" fo:font-size="10pt" fo:language="fr" fo:country="FR" officeooo:rsid="020ee4b1" officeooo:paragraph-rsid="054966ff" style:font-size-asian="10pt" style:font-size-complex="10pt"/>
    </style:style>
    <style:style style:name="P74" style:family="paragraph" style:parent-style-name="Standard" style:list-style-name="L6">
      <style:paragraph-properties fo:text-align="start" style:justify-single-word="false"/>
      <style:text-properties style:font-name="Liberation Mono" fo:font-size="10pt" fo:language="fr" fo:country="FR" officeooo:rsid="02181c44" officeooo:paragraph-rsid="054966ff" style:font-size-asian="10pt" style:font-size-complex="10pt"/>
    </style:style>
    <style:style style:name="P75" style:family="paragraph" style:parent-style-name="Standard" style:list-style-name="L6">
      <style:paragraph-properties fo:text-align="start" style:justify-single-word="false"/>
      <style:text-properties style:font-name="Liberation Mono" fo:font-size="10pt" fo:language="fr" fo:country="FR" officeooo:rsid="04d20f11" officeooo:paragraph-rsid="054966ff" style:font-size-asian="10pt" style:font-size-complex="10pt"/>
    </style:style>
    <style:style style:name="P76" style:family="paragraph" style:parent-style-name="Standard" style:list-style-name="L6">
      <style:paragraph-properties fo:text-align="start" style:justify-single-word="false"/>
      <style:text-properties style:font-name="Liberation Mono" fo:font-size="10pt" fo:language="fr" fo:country="FR" officeooo:rsid="04d21d0e" officeooo:paragraph-rsid="054966ff" style:font-size-asian="10pt" style:font-size-complex="10pt"/>
    </style:style>
    <style:style style:name="P77" style:family="paragraph" style:parent-style-name="Standard" style:list-style-name="L6">
      <style:paragraph-properties fo:text-align="start" style:justify-single-word="false"/>
      <style:text-properties style:font-name="Liberation Mono" fo:font-size="10pt" fo:language="fr" fo:country="FR" officeooo:rsid="04ec6885" officeooo:paragraph-rsid="054966ff" style:font-size-asian="10pt" style:font-size-complex="10pt"/>
    </style:style>
    <style:style style:name="P78" style:family="paragraph" style:parent-style-name="Standard" style:list-style-name="L8">
      <style:text-properties style:font-name="Liberation Mono" fo:font-size="10pt" fo:language="fr" fo:country="FR" officeooo:rsid="040d81b6" officeooo:paragraph-rsid="054953ce" style:font-size-asian="10pt" style:font-size-complex="10pt"/>
    </style:style>
    <style:style style:name="P79" style:family="paragraph" style:parent-style-name="Standard" style:list-style-name="L8">
      <style:text-properties style:font-name="Liberation Mono" fo:font-size="10pt" fo:language="fr" fo:country="FR" officeooo:rsid="041074fc" officeooo:paragraph-rsid="054953ce" style:font-size-asian="10pt" style:font-size-complex="10pt"/>
    </style:style>
    <style:style style:name="P80" style:family="paragraph" style:parent-style-name="Standard" style:list-style-name="L8">
      <style:text-properties style:font-name="Liberation Mono" fo:font-size="10pt" fo:language="fr" fo:country="FR" officeooo:rsid="04216297" officeooo:paragraph-rsid="054953ce" style:font-size-asian="10pt" style:font-size-complex="10pt"/>
    </style:style>
    <style:style style:name="P81" style:family="paragraph" style:parent-style-name="Standard" style:list-style-name="L8">
      <style:text-properties style:font-name="Liberation Mono" fo:font-size="10pt" fo:language="fr" fo:country="FR" officeooo:rsid="0426155c" officeooo:paragraph-rsid="054953ce" style:font-size-asian="10pt" style:font-size-complex="10pt"/>
    </style:style>
    <style:style style:name="P82" style:family="paragraph" style:parent-style-name="Standard" style:list-style-name="L9">
      <style:text-properties style:font-name="Liberation Mono" fo:font-size="10pt" fo:language="fr" fo:country="FR" officeooo:paragraph-rsid="054953ce" style:font-size-asian="10pt" style:font-size-complex="10pt"/>
    </style:style>
    <style:style style:name="P83" style:family="paragraph" style:parent-style-name="Standard" style:list-style-name="L9">
      <style:text-properties style:font-name="Liberation Mono" fo:font-size="10pt" fo:language="fr" fo:country="FR" officeooo:rsid="02b9c4eb" officeooo:paragraph-rsid="054953ce" style:font-size-asian="10pt" style:font-size-complex="10pt"/>
    </style:style>
    <style:style style:name="P84" style:family="paragraph" style:parent-style-name="Standard" style:list-style-name="L9">
      <style:text-properties style:font-name="Liberation Mono" fo:font-size="10pt" fo:language="fr" fo:country="FR" officeooo:rsid="001c02bb" officeooo:paragraph-rsid="054953ce" style:font-size-asian="10pt" style:font-size-complex="10pt"/>
    </style:style>
    <style:style style:name="P85" style:family="paragraph" style:parent-style-name="Standard" style:list-style-name="L9">
      <style:text-properties style:font-name="Liberation Mono" fo:font-size="10pt" fo:language="fr" fo:country="FR" officeooo:rsid="050f6830" officeooo:paragraph-rsid="054953ce" style:font-size-asian="10pt" style:font-size-complex="10pt"/>
    </style:style>
    <style:style style:name="P86" style:family="paragraph" style:parent-style-name="Standard" style:list-style-name="L9">
      <style:text-properties style:font-name="Liberation Mono" fo:font-size="10pt" fo:language="fr" fo:country="FR" officeooo:rsid="051cdfdd" officeooo:paragraph-rsid="054953ce" style:font-size-asian="10pt" style:font-size-complex="10pt"/>
    </style:style>
    <style:style style:name="P87" style:family="paragraph" style:parent-style-name="Standard" style:list-style-name="L9">
      <style:text-properties style:font-name="Liberation Mono" fo:font-size="10pt" fo:language="fr" fo:country="FR" officeooo:rsid="051fd0a0" officeooo:paragraph-rsid="054953ce" style:font-size-asian="10pt" style:font-size-complex="10pt"/>
    </style:style>
    <style:style style:name="P88" style:family="paragraph" style:parent-style-name="Standard" style:list-style-name="L9">
      <style:text-properties style:font-name="Liberation Mono" fo:font-size="10pt" fo:language="fr" fo:country="FR" officeooo:rsid="051b6700" officeooo:paragraph-rsid="054953ce" style:font-size-asian="10pt" style:font-size-complex="10pt"/>
    </style:style>
    <style:style style:name="P89" style:family="paragraph" style:parent-style-name="Standard" style:list-style-name="L9">
      <style:text-properties style:font-name="Liberation Mono" fo:font-size="10pt" fo:language="fr" fo:country="FR" officeooo:rsid="05096229" officeooo:paragraph-rsid="054953ce" style:font-size-asian="10pt" style:font-size-complex="10pt"/>
    </style:style>
    <style:style style:name="P90" style:family="paragraph" style:parent-style-name="Standard" style:list-style-name="L10">
      <style:text-properties style:font-name="Liberation Mono" fo:font-size="10pt" fo:language="fr" fo:country="FR" officeooo:rsid="00c2183e" officeooo:paragraph-rsid="054953ce" style:font-size-asian="10pt" style:font-size-complex="10pt"/>
    </style:style>
    <style:style style:name="P91" style:family="paragraph" style:parent-style-name="Standard" style:list-style-name="L4">
      <style:text-properties style:font-name="Liberation Mono" fo:font-size="10pt" fo:language="fr" fo:country="FR" fo:font-weight="bold" officeooo:rsid="027b713b" officeooo:paragraph-rsid="054953ce" style:font-size-asian="10pt" style:font-weight-asian="bold" style:font-size-complex="10pt" style:font-weight-complex="bold"/>
    </style:style>
    <style:style style:name="P92" style:family="paragraph" style:parent-style-name="Standard" style:list-style-name="L4">
      <style:text-properties style:font-name="Liberation Mono" fo:font-size="10pt" fo:language="fr" fo:country="FR" fo:font-weight="bold" officeooo:rsid="0498f940" officeooo:paragraph-rsid="054953ce" style:font-size-asian="10pt" style:font-weight-asian="bold" style:font-size-complex="10pt" style:font-weight-complex="bold"/>
    </style:style>
    <style:style style:name="P93" style:family="paragraph" style:parent-style-name="Standard" style:list-style-name="L4">
      <style:text-properties style:font-name="Liberation Mono" fo:font-size="10pt" fo:language="fr" fo:country="FR" fo:font-weight="bold" officeooo:rsid="049bbef1" officeooo:paragraph-rsid="054953ce" style:font-size-asian="10pt" style:font-weight-asian="bold" style:font-size-complex="10pt" style:font-weight-complex="bold"/>
    </style:style>
    <style:style style:name="P94" style:family="paragraph" style:parent-style-name="Standard" style:list-style-name="L6">
      <style:paragraph-properties fo:text-align="start" style:justify-single-word="false"/>
      <style:text-properties style:font-name="Liberation Mono" fo:font-size="10pt" fo:language="fr" fo:country="FR" officeooo:rsid="013cd036" officeooo:paragraph-rsid="054966ff" fo:background-color="transparent" style:font-size-asian="10pt" style:font-size-complex="10pt"/>
    </style:style>
    <style:style style:name="P95" style:family="paragraph" style:parent-style-name="Standard" style:list-style-name="L6">
      <style:paragraph-properties fo:text-align="start" style:justify-single-word="false"/>
      <style:text-properties style:font-name="Liberation Mono" fo:font-size="10pt" fo:language="fr" fo:country="FR" officeooo:rsid="013b71ad" officeooo:paragraph-rsid="054966ff" fo:background-color="transparent" style:font-size-asian="10pt" style:font-size-complex="10pt"/>
    </style:style>
    <style:style style:name="P96" style:family="paragraph" style:parent-style-name="Standard" style:list-style-name="L6">
      <style:paragraph-properties fo:text-align="start" style:justify-single-word="false"/>
      <style:text-properties style:font-name="Liberation Mono" fo:font-size="10pt" fo:language="fr" fo:country="FR" officeooo:rsid="018e7bf6" officeooo:paragraph-rsid="054966ff" fo:background-color="transparent" style:font-size-asian="10pt" style:font-size-complex="10pt"/>
    </style:style>
    <style:style style:name="P97" style:family="paragraph" style:parent-style-name="Standard" style:list-style-name="L7">
      <style:paragraph-properties fo:text-align="start" style:justify-single-word="false"/>
      <style:text-properties style:font-name="Liberation Mono" fo:font-size="10pt" fo:language="fr" fo:country="FR" officeooo:rsid="026b575e" officeooo:paragraph-rsid="054966ff" fo:background-color="transparent" style:font-size-asian="10pt" style:font-size-complex="10pt"/>
    </style:style>
    <style:style style:name="P98" style:family="paragraph" style:parent-style-name="Standard" style:list-style-name="L7">
      <style:paragraph-properties fo:text-align="start" style:justify-single-word="false"/>
      <style:text-properties style:font-name="Liberation Mono" fo:font-size="10pt" fo:language="fr" fo:country="FR" officeooo:rsid="0270f3a3" officeooo:paragraph-rsid="054966ff" fo:background-color="transparent" style:font-size-asian="10pt" style:font-size-complex="10pt"/>
    </style:style>
    <style:style style:name="P99" style:family="paragraph" style:parent-style-name="Standard" style:list-style-name="L7">
      <style:paragraph-properties fo:text-align="start" style:justify-single-word="false"/>
      <style:text-properties style:font-name="Liberation Mono" fo:font-size="10pt" fo:language="fr" fo:country="FR" officeooo:rsid="0276d58c" officeooo:paragraph-rsid="054966ff" fo:background-color="transparent" style:font-size-asian="10pt" style:font-size-complex="10pt"/>
    </style:style>
    <style:style style:name="P100" style:family="paragraph" style:parent-style-name="Standard" style:list-style-name="L7">
      <style:paragraph-properties fo:text-align="start" style:justify-single-word="false"/>
      <style:text-properties style:font-name="Liberation Mono" fo:font-size="10pt" fo:language="fr" fo:country="FR" officeooo:rsid="027d681b" officeooo:paragraph-rsid="054966ff" fo:background-color="transparent" style:font-size-asian="10pt" style:font-size-complex="10pt"/>
    </style:style>
    <style:style style:name="P101" style:family="paragraph" style:parent-style-name="Standard" style:list-style-name="L7">
      <style:paragraph-properties fo:text-align="start" style:justify-single-word="false"/>
      <style:text-properties style:font-name="Liberation Mono" fo:font-size="10pt" fo:language="fr" fo:country="FR" officeooo:rsid="0280f42e" officeooo:paragraph-rsid="054966ff" fo:background-color="transparent" style:font-size-asian="10pt" style:font-size-complex="10pt"/>
    </style:style>
    <style:style style:name="P102" style:family="paragraph" style:parent-style-name="Standard" style:list-style-name="L7">
      <style:paragraph-properties fo:text-align="start" style:justify-single-word="false"/>
      <style:text-properties style:font-name="Liberation Mono" fo:font-size="10pt" fo:language="fr" fo:country="FR" officeooo:rsid="0285ce78" officeooo:paragraph-rsid="054966ff" fo:background-color="transparent" style:font-size-asian="10pt" style:font-size-complex="10pt"/>
    </style:style>
    <style:style style:name="P103" style:family="paragraph" style:parent-style-name="Standard" style:list-style-name="L7">
      <style:paragraph-properties fo:text-align="start" style:justify-single-word="false"/>
      <style:text-properties style:font-name="Liberation Mono" fo:font-size="10pt" fo:language="fr" fo:country="FR" officeooo:rsid="028dbeca" officeooo:paragraph-rsid="054966ff" fo:background-color="transparent" style:font-size-asian="10pt" style:font-size-complex="10pt"/>
    </style:style>
    <style:style style:name="P104" style:family="paragraph" style:parent-style-name="Standard" style:list-style-name="L6">
      <style:paragraph-properties fo:text-align="start" style:justify-single-word="false"/>
      <style:text-properties style:font-name="Liberation Mono" fo:font-size="10pt" fo:language="fr" fo:country="FR" fo:font-style="italic" fo:font-weight="bold" officeooo:rsid="04d21d0e" officeooo:paragraph-rsid="054966ff" style:font-size-asian="10pt" style:font-style-asian="italic" style:font-weight-asian="bold" style:font-size-complex="10pt" style:font-style-complex="italic" style:font-weight-complex="bold"/>
    </style:style>
    <style:style style:name="P105" style:family="paragraph" style:parent-style-name="Standard" style:list-style-name="L9">
      <style:text-properties style:font-name="Liberation Mono" fo:font-size="10pt" fo:language="fr" fo:country="FR" fo:font-style="italic" fo:font-weight="bold" officeooo:rsid="050ad23b" officeooo:paragraph-rsid="054953ce" style:font-size-asian="10pt" style:font-size-complex="10pt"/>
    </style:style>
    <style:style style:name="P106" style:family="paragraph" style:parent-style-name="Standard" style:list-style-name="L9">
      <style:text-properties style:font-name="Liberation Mono" fo:font-size="10pt" fo:language="fr" fo:country="FR" fo:font-style="italic" fo:font-weight="bold" officeooo:rsid="053c1bff" officeooo:paragraph-rsid="054953ce" style:font-size-asian="10pt" style:font-size-complex="10pt"/>
    </style:style>
    <style:style style:name="P107" style:family="paragraph" style:parent-style-name="Standard" style:list-style-name="L7">
      <style:paragraph-properties fo:text-align="start" style:justify-single-word="false"/>
      <style:text-properties style:font-name="Liberation Mono" fo:font-size="10pt" fo:language="fr" fo:country="FR" fo:font-style="normal" officeooo:rsid="024d9b25" officeooo:paragraph-rsid="054966ff" fo:background-color="#000000" style:font-size-asian="10pt" style:font-style-asian="normal" style:font-size-complex="10pt" style:font-style-complex="normal"/>
    </style:style>
    <style:style style:name="P108"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c7240e" officeooo:paragraph-rsid="054966ff" fo:background-color="transparent" style:font-size-asian="10pt" style:font-style-asian="normal" style:font-weight-asian="normal" style:font-size-complex="10pt" style:font-style-complex="normal" style:font-weight-complex="normal"/>
    </style:style>
    <style:style style:name="P109"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96301" officeooo:paragraph-rsid="054966ff" fo:background-color="transparent" style:font-size-asian="10pt" style:font-style-asian="normal" style:font-weight-asian="normal" style:font-size-complex="10pt" style:font-style-complex="normal" style:font-weight-complex="normal"/>
    </style:style>
    <style:style style:name="P110"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d9483" officeooo:paragraph-rsid="054966ff" fo:background-color="transparent" style:font-size-asian="10pt" style:font-style-asian="normal" style:font-weight-asian="normal" style:font-size-complex="10pt" style:font-style-complex="normal" style:font-weight-complex="normal"/>
    </style:style>
    <style:style style:name="P111" style:family="paragraph" style:parent-style-name="Standard" style:list-style-name="L9">
      <style:text-properties style:font-name="Liberation Mono" fo:font-size="10pt" fo:language="fr" fo:country="FR" style:text-underline-style="solid" style:text-underline-width="auto" style:text-underline-color="font-color" fo:font-weight="bold" officeooo:paragraph-rsid="054953ce" style:font-size-asian="10pt" style:font-weight-asian="bold" style:font-size-complex="10pt" style:font-weight-complex="bold"/>
    </style:style>
    <style:style style:name="P112" style:family="paragraph" style:parent-style-name="Standard" style:list-style-name="L10">
      <style:text-properties style:font-name="Liberation Mono" fo:font-size="10pt" fo:language="fr" fo:country="FR" fo:font-weight="normal" officeooo:rsid="044dd9f4" officeooo:paragraph-rsid="054953ce" style:font-size-asian="8.75pt" style:font-weight-asian="normal" style:font-size-complex="10pt" style:font-weight-complex="normal"/>
    </style:style>
    <style:style style:name="P113" style:family="paragraph" style:parent-style-name="Standard" style:list-style-name="L10">
      <style:text-properties style:font-name="Liberation Mono" fo:font-size="10pt" fo:language="fr" fo:country="FR" officeooo:rsid="0149f9d4" officeooo:paragraph-rsid="054953ce" style:font-size-asian="8.75pt" style:font-size-complex="10pt"/>
    </style:style>
    <style:style style:name="P114" style:family="paragraph" style:parent-style-name="Standard" style:list-style-name="L10">
      <style:text-properties style:font-name="Liberation Mono" fo:font-size="10pt" officeooo:rsid="007f1491" officeooo:paragraph-rsid="054953ce" style:font-size-asian="10pt" style:font-size-complex="10pt"/>
    </style:style>
    <style:style style:name="P115" style:family="paragraph" style:parent-style-name="Standard" style:list-style-name="L10">
      <style:text-properties style:font-name="Liberation Mono" fo:font-size="10pt" officeooo:rsid="00880e99" officeooo:paragraph-rsid="054953ce" style:font-size-asian="10pt" style:font-size-complex="10pt"/>
    </style:style>
    <style:style style:name="P116" style:family="paragraph" style:parent-style-name="Standard" style:list-style-name="L10">
      <style:text-properties style:font-name="Liberation Mono" fo:font-size="10pt" officeooo:rsid="0088e11a" officeooo:paragraph-rsid="054953ce" style:font-size-asian="10pt" style:font-size-complex="10pt"/>
    </style:style>
    <style:style style:name="P117" style:family="paragraph" style:parent-style-name="Standard" style:list-style-name="L10">
      <style:text-properties style:font-name="Liberation Mono" fo:font-size="10pt" officeooo:rsid="008b3c0b" officeooo:paragraph-rsid="054953ce" style:font-size-asian="10pt" style:font-size-complex="10pt"/>
    </style:style>
    <style:style style:name="P118" style:family="paragraph" style:parent-style-name="Standard" style:list-style-name="L10">
      <style:text-properties style:font-name="Liberation Mono" fo:font-size="10pt" officeooo:rsid="008f1492" officeooo:paragraph-rsid="054953ce" style:font-size-asian="10pt" style:font-size-complex="10pt"/>
    </style:style>
    <style:style style:name="P119" style:family="paragraph" style:parent-style-name="Standard" style:list-style-name="L10">
      <style:text-properties style:font-name="Liberation Mono" fo:font-size="10pt" officeooo:rsid="0090e721" officeooo:paragraph-rsid="054953ce" style:font-size-asian="10pt" style:font-size-complex="10pt"/>
    </style:style>
    <style:style style:name="P120" style:family="paragraph" style:parent-style-name="Standard" style:list-style-name="L10">
      <style:text-properties style:font-name="Liberation Mono" fo:font-size="10pt" officeooo:rsid="00ad0a70" officeooo:paragraph-rsid="054953ce" style:font-size-asian="10pt" style:font-size-complex="10pt"/>
    </style:style>
    <style:style style:name="P121" style:family="paragraph" style:parent-style-name="Standard" style:list-style-name="L10">
      <style:text-properties style:font-name="Liberation Mono" fo:font-size="10pt" officeooo:rsid="00e24910" officeooo:paragraph-rsid="054953ce" style:font-size-asian="8.75pt" style:font-size-complex="10pt"/>
    </style:style>
    <style:style style:name="P122"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5a8c5" officeooo:paragraph-rsid="054966ff" style:font-size-asian="9pt" style:font-style-asian="italic" style:font-weight-asian="bold" style:font-size-complex="9pt" style:font-style-complex="italic" style:font-weight-complex="bold"/>
    </style:style>
    <style:style style:name="P123"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f7b8a" officeooo:paragraph-rsid="054966ff" style:font-size-asian="9pt" style:font-style-asian="italic" style:font-weight-asian="bold" style:font-size-complex="9pt" style:font-style-complex="italic" style:font-weight-complex="bold"/>
    </style:style>
    <style:style style:name="P124" style:family="paragraph" style:parent-style-name="Standard" style:list-style-name="L6">
      <style:paragraph-properties fo:text-align="start" style:justify-single-word="false"/>
      <style:text-properties style:font-name="Liberation Mono" officeooo:paragraph-rsid="054966ff"/>
    </style:style>
    <style:style style:name="P125" style:family="paragraph" style:parent-style-name="Standard" style:list-style-name="L8">
      <style:text-properties style:font-name="Liberation Mono" fo:font-size="11pt" fo:language="fr" fo:country="FR" fo:font-weight="bold" officeooo:rsid="03fe3f76" officeooo:paragraph-rsid="054953ce" style:font-size-asian="11pt" style:font-weight-asian="bold" style:font-size-complex="11pt" style:font-weight-complex="bold"/>
    </style:style>
    <style:style style:name="P126" style:family="paragraph" style:parent-style-name="Standard" style:list-style-name="L9">
      <style:text-properties style:font-name="Liberation Mono" fo:font-size="11pt" fo:language="fr" fo:country="FR" fo:font-weight="bold" officeooo:paragraph-rsid="054953ce" style:font-size-asian="11pt" style:font-weight-asian="bold" style:font-size-complex="11pt" style:font-weight-complex="bold"/>
    </style:style>
    <style:style style:name="P127" style:family="paragraph" style:parent-style-name="Standard" style:list-style-name="L9">
      <style:text-properties style:font-name="Liberation Mono" fo:font-size="11pt" fo:language="fr" fo:country="FR" fo:font-weight="bold" officeooo:rsid="0028dbf2" officeooo:paragraph-rsid="054953ce" style:font-size-asian="11pt" style:font-weight-asian="bold" style:font-size-complex="11pt" style:font-weight-complex="bold"/>
    </style:style>
    <style:style style:name="P128" style:family="paragraph" style:parent-style-name="Standard" style:list-style-name="L10">
      <style:text-properties style:font-name="Liberation Mono" fo:font-size="11pt" fo:language="fr" fo:country="FR" fo:font-weight="bold" officeooo:paragraph-rsid="054953ce" style:font-size-asian="11pt" style:font-weight-asian="bold" style:font-size-complex="11pt" style:font-weight-complex="bold"/>
    </style:style>
    <style:style style:name="P129" style:family="paragraph" style:parent-style-name="Standard" style:list-style-name="L10">
      <style:text-properties style:font-name="Liberation Mono" fo:font-size="11pt" fo:language="fr" fo:country="FR" fo:font-weight="bold" officeooo:rsid="030afd06" officeooo:paragraph-rsid="054953ce" style:font-size-asian="11pt" style:font-weight-asian="bold" style:font-size-complex="11pt" style:font-weight-complex="bold"/>
    </style:style>
    <style:style style:name="P130" style:family="paragraph" style:parent-style-name="Standard" style:list-style-name="L10">
      <style:text-properties style:font-name="Liberation Mono" fo:font-size="11pt" fo:language="fr" fo:country="FR" fo:font-weight="bold" officeooo:rsid="00aecd4a" officeooo:paragraph-rsid="054953ce" style:font-size-asian="11pt" style:font-weight-asian="bold" style:font-size-complex="11pt" style:font-weight-complex="bold"/>
    </style:style>
    <style:style style:name="P131" style:family="paragraph" style:parent-style-name="Standard" style:list-style-name="L10">
      <style:text-properties style:font-name="Liberation Mono" fo:font-size="11pt" fo:language="fr" fo:country="FR" fo:font-weight="bold" officeooo:rsid="0174f2f4" officeooo:paragraph-rsid="054953ce" style:font-size-asian="11pt" style:font-weight-asian="bold" style:font-size-complex="11pt" style:font-weight-complex="bold"/>
    </style:style>
    <style:style style:name="P132" style:family="paragraph" style:parent-style-name="Standard" style:list-style-name="L3">
      <style:text-properties fo:font-weight="bold" officeooo:paragraph-rsid="054953ce" style:font-weight-asian="bold" style:font-weight-complex="bold"/>
    </style:style>
    <style:style style:name="P133" style:family="paragraph" style:parent-style-name="Standard" style:list-style-name="L4">
      <style:text-properties fo:font-weight="bold" officeooo:paragraph-rsid="054953ce" style:font-weight-asian="bold" style:font-weight-complex="bold"/>
    </style:style>
    <style:style style:name="P134" style:family="paragraph" style:parent-style-name="Standard" style:list-style-name="L3">
      <style:text-properties officeooo:rsid="003253a9" officeooo:paragraph-rsid="054953ce"/>
    </style:style>
    <style:style style:name="P135" style:family="paragraph" style:parent-style-name="Standard" style:list-style-name="L3">
      <style:text-properties officeooo:rsid="00355792" officeooo:paragraph-rsid="054953ce"/>
    </style:style>
    <style:style style:name="P136" style:family="paragraph" style:parent-style-name="Standard" style:list-style-name="L3">
      <style:text-properties officeooo:rsid="00366e0e" officeooo:paragraph-rsid="054953ce"/>
    </style:style>
    <style:style style:name="P137" style:family="paragraph" style:parent-style-name="Standard" style:list-style-name="L3">
      <style:text-properties officeooo:rsid="00383090" officeooo:paragraph-rsid="054953ce"/>
    </style:style>
    <style:style style:name="P138" style:family="paragraph" style:parent-style-name="Standard" style:list-style-name="L3">
      <style:text-properties officeooo:rsid="003b848b" officeooo:paragraph-rsid="054953ce"/>
    </style:style>
    <style:style style:name="P139" style:family="paragraph" style:parent-style-name="Standard" style:list-style-name="L5">
      <style:text-properties fo:color="#000000" style:font-name="Liberation Mono" fo:font-size="10pt" fo:language="fr" fo:country="FR" fo:font-style="normal" style:text-underline-style="none" fo:font-weight="normal" officeooo:rsid="034bbce6" officeooo:paragraph-rsid="054966ff" style:font-size-asian="10pt" style:font-style-asian="normal" style:font-weight-asian="normal" style:font-size-complex="10pt" style:font-style-complex="normal" style:font-weight-complex="normal"/>
    </style:style>
    <style:style style:name="P140" style:family="paragraph" style:parent-style-name="Standard" style:list-style-name="L5">
      <style:text-properties fo:color="#000000" style:font-name="Liberation Mono" fo:font-size="10pt" fo:language="fr" fo:country="FR" fo:font-style="normal" style:text-underline-style="none" fo:font-weight="normal" officeooo:rsid="034c786a" officeooo:paragraph-rsid="054966ff" style:font-size-asian="10pt" style:font-style-asian="normal" style:font-weight-asian="normal" style:font-size-complex="10pt" style:font-style-complex="normal" style:font-weight-complex="normal"/>
    </style:style>
    <style:style style:name="P141" style:family="paragraph" style:parent-style-name="Standard" style:list-style-name="L5">
      <style:text-properties fo:color="#000000" style:font-name="Liberation Mono" fo:font-size="10pt" fo:language="fr" fo:country="FR" fo:font-style="normal" style:text-underline-style="none" fo:font-weight="normal" officeooo:rsid="035c2032" officeooo:paragraph-rsid="054966ff" style:font-size-asian="10pt" style:font-style-asian="normal" style:font-weight-asian="normal" style:font-size-complex="10pt" style:font-style-complex="normal" style:font-weight-complex="normal"/>
    </style:style>
    <style:style style:name="P142" style:family="paragraph" style:parent-style-name="Standard" style:list-style-name="L5">
      <style:text-properties fo:color="#000000" style:font-name="Liberation Mono" fo:font-size="10pt" fo:language="fr" fo:country="FR" fo:font-style="normal" style:text-underline-style="none" fo:font-weight="normal" officeooo:rsid="0379a6f6" officeooo:paragraph-rsid="054966ff" style:font-size-asian="10pt" style:font-style-asian="normal" style:font-weight-asian="normal" style:font-size-complex="10pt" style:font-style-complex="normal" style:font-weight-complex="normal"/>
    </style:style>
    <style:style style:name="P143" style:family="paragraph" style:parent-style-name="Standard" style:list-style-name="L5">
      <style:text-properties fo:color="#000000" style:font-name="Liberation Mono" fo:font-size="10pt" fo:language="fr" fo:country="FR" fo:font-style="normal" style:text-underline-style="none" fo:font-weight="normal" officeooo:rsid="037d77c0" officeooo:paragraph-rsid="054966ff" style:font-size-asian="10pt" style:font-style-asian="normal" style:font-weight-asian="normal" style:font-size-complex="10pt" style:font-style-complex="normal" style:font-weight-complex="normal"/>
    </style:style>
    <style:style style:name="P144" style:family="paragraph" style:parent-style-name="Standard" style:list-style-name="L5">
      <style:text-properties fo:color="#000000" style:font-name="Liberation Mono" fo:font-size="10pt" fo:language="fr" fo:country="FR" fo:font-style="normal" style:text-underline-style="none" fo:font-weight="normal" officeooo:rsid="0387506d" officeooo:paragraph-rsid="054966ff" style:font-size-asian="10pt" style:font-style-asian="normal" style:font-weight-asian="normal" style:font-size-complex="10pt" style:font-style-complex="normal" style:font-weight-complex="normal"/>
    </style:style>
    <style:style style:name="P145" style:family="paragraph" style:parent-style-name="Standard" style:list-style-name="L5">
      <style:text-properties fo:color="#000000" style:font-name="Liberation Mono" fo:font-size="10pt" fo:language="fr" fo:country="FR" fo:font-style="normal" style:text-underline-style="none" fo:font-weight="normal" officeooo:rsid="038e752e" officeooo:paragraph-rsid="054966ff" style:font-size-asian="10pt" style:font-style-asian="normal" style:font-weight-asian="normal" style:font-size-complex="10pt" style:font-style-complex="normal" style:font-weight-complex="normal"/>
    </style:style>
    <style:style style:name="P146" style:family="paragraph" style:parent-style-name="Standard" style:list-style-name="L5">
      <style:text-properties fo:color="#000000" style:font-name="Liberation Mono" fo:font-size="10pt" fo:language="fr" fo:country="FR" fo:font-style="normal" style:text-underline-style="none" fo:font-weight="normal" officeooo:rsid="038fb2dd" officeooo:paragraph-rsid="054966ff" style:font-size-asian="10pt" style:font-style-asian="normal" style:font-weight-asian="normal" style:font-size-complex="10pt" style:font-style-complex="normal" style:font-weight-complex="normal"/>
    </style:style>
    <style:style style:name="P147" style:family="paragraph" style:parent-style-name="Standard" style:list-style-name="L5">
      <style:text-properties fo:color="#000000" style:font-name="Liberation Mono" fo:font-size="10pt" fo:language="fr" fo:country="FR" fo:font-style="normal" style:text-underline-style="none" fo:font-weight="normal" officeooo:rsid="0397b7bf" officeooo:paragraph-rsid="054966ff" style:font-size-asian="10pt" style:font-style-asian="normal" style:font-weight-asian="normal" style:font-size-complex="10pt" style:font-style-complex="normal" style:font-weight-complex="normal"/>
    </style:style>
    <style:style style:name="P148" style:family="paragraph" style:parent-style-name="Standard" style:list-style-name="L5">
      <style:text-properties fo:color="#000000" style:font-name="Liberation Mono" fo:font-size="10pt" fo:language="fr" fo:country="FR" fo:font-style="normal" style:text-underline-style="none" fo:font-weight="normal" officeooo:rsid="03a01426" officeooo:paragraph-rsid="054966ff" style:font-size-asian="10pt" style:font-style-asian="normal" style:font-weight-asian="normal" style:font-size-complex="10pt" style:font-style-complex="normal" style:font-weight-complex="normal"/>
    </style:style>
    <style:style style:name="P149" style:family="paragraph" style:parent-style-name="Standard" style:list-style-name="L5">
      <style:text-properties fo:color="#000000" style:font-name="Liberation Mono" fo:font-size="10pt" fo:language="fr" fo:country="FR" fo:font-style="normal" style:text-underline-style="none" fo:font-weight="normal" officeooo:rsid="03a45326" officeooo:paragraph-rsid="054966ff" style:font-size-asian="10pt" style:font-style-asian="normal" style:font-weight-asian="normal" style:font-size-complex="10pt" style:font-style-complex="normal" style:font-weight-complex="normal"/>
    </style:style>
    <style:style style:name="P150" style:family="paragraph" style:parent-style-name="Standard" style:list-style-name="L5">
      <style:text-properties fo:color="#000000" style:font-name="Liberation Mono" fo:font-size="10pt" fo:language="fr" fo:country="FR" fo:font-style="normal" style:text-underline-style="none" fo:font-weight="normal" officeooo:rsid="03b49967" officeooo:paragraph-rsid="054966ff" style:font-size-asian="10pt" style:font-style-asian="normal" style:font-weight-asian="normal" style:font-size-complex="10pt" style:font-style-complex="normal" style:font-weight-complex="normal"/>
    </style:style>
    <style:style style:name="P151" style:family="paragraph" style:parent-style-name="Standard" style:list-style-name="L5">
      <style:text-properties fo:color="#000000" style:font-name="Liberation Mono" fo:font-size="10pt" fo:language="fr" fo:country="FR" fo:font-style="normal" style:text-underline-style="none" fo:font-weight="normal" officeooo:rsid="03bf4335" officeooo:paragraph-rsid="054966ff" style:font-size-asian="10pt" style:font-style-asian="normal" style:font-weight-asian="normal" style:font-size-complex="10pt" style:font-style-complex="normal" style:font-weight-complex="normal"/>
    </style:style>
    <style:style style:name="P152" style:family="paragraph" style:parent-style-name="Standard" style:list-style-name="L8">
      <style:text-properties fo:color="#000000" style:font-name="Liberation Mono" fo:font-size="10pt" fo:language="fr" fo:country="FR" officeooo:rsid="040d2c72" officeooo:paragraph-rsid="054953ce" style:font-size-asian="10pt" style:font-size-complex="10pt"/>
    </style:style>
    <style:style style:name="P153" style:family="paragraph" style:parent-style-name="Standard" style:list-style-name="L9">
      <style:text-properties fo:color="#000000" style:font-name="Liberation Mono" fo:font-size="10pt" fo:language="fr" fo:country="FR" officeooo:rsid="001d709f" officeooo:paragraph-rsid="054953ce" style:font-size-asian="10pt" style:font-size-complex="10pt"/>
    </style:style>
    <style:style style:name="P154" style:family="paragraph" style:parent-style-name="Standard" style:list-style-name="L9">
      <style:text-properties fo:color="#000000" style:font-name="Liberation Mono" fo:font-size="10pt" fo:language="fr" fo:country="FR" officeooo:paragraph-rsid="054953ce" style:font-size-asian="10pt" style:font-size-complex="10pt"/>
    </style:style>
    <style:style style:name="P155" style:family="paragraph" style:parent-style-name="Standard" style:list-style-name="L9">
      <style:text-properties fo:color="#000000" style:font-name="Liberation Mono" fo:font-size="11pt" fo:font-weight="bold" officeooo:rsid="005c7891" officeooo:paragraph-rsid="054953ce" style:font-size-asian="11pt" style:font-weight-asian="bold" style:font-size-complex="11pt" style:font-weight-complex="bold"/>
    </style:style>
    <style:style style:name="P156" style:family="paragraph" style:parent-style-name="Standard" style:list-style-name="L5">
      <style:text-properties fo:color="#ffffff" style:font-name="Liberation Mono" fo:font-size="10pt" fo:language="fr" fo:country="FR" fo:font-style="normal" style:text-underline-style="none" fo:font-weight="normal" officeooo:rsid="0355c9bc" officeooo:paragraph-rsid="054966ff" fo:background-color="#000000" style:font-size-asian="10pt" style:font-style-asian="normal" style:font-weight-asian="normal" style:font-size-complex="10pt" style:font-style-complex="normal" style:font-weight-complex="normal"/>
    </style:style>
    <style:style style:name="P157" style:family="paragraph" style:parent-style-name="Standard" style:list-style-name="L5">
      <style:text-properties fo:color="#ffffff" style:font-name="Liberation Mono" fo:font-size="10pt" fo:language="fr" fo:country="FR" fo:font-style="normal" style:text-underline-style="none" fo:font-weight="normal" officeooo:rsid="03566a3e" officeooo:paragraph-rsid="054966ff" fo:background-color="#000000" style:font-size-asian="10pt" style:font-style-asian="normal" style:font-weight-asian="normal" style:font-size-complex="10pt" style:font-style-complex="normal" style:font-weight-complex="normal"/>
    </style:style>
    <style:style style:name="P158" style:family="paragraph" style:parent-style-name="Standard" style:list-style-name="L5">
      <style:text-properties fo:color="#ffffff" style:font-name="Liberation Mono" fo:font-size="10pt" fo:language="fr" fo:country="FR" fo:font-style="normal" style:text-underline-style="none" fo:font-weight="normal" officeooo:rsid="036f886b" officeooo:paragraph-rsid="054966ff" fo:background-color="#000000" style:font-size-asian="10pt" style:font-style-asian="normal" style:font-weight-asian="normal" style:font-size-complex="10pt" style:font-style-complex="normal" style:font-weight-complex="normal"/>
    </style:style>
    <style:style style:name="P159" style:family="paragraph" style:parent-style-name="Standard" style:list-style-name="L5">
      <style:text-properties fo:color="#ffffff" style:font-name="Liberation Mono" fo:font-size="10pt" fo:language="fr" fo:country="FR" fo:font-style="normal" style:text-underline-style="none" fo:font-weight="normal" officeooo:rsid="03712fa0" officeooo:paragraph-rsid="054966ff" fo:background-color="#000000" style:font-size-asian="10pt" style:font-style-asian="normal" style:font-weight-asian="normal" style:font-size-complex="10pt" style:font-style-complex="normal" style:font-weight-complex="normal"/>
    </style:style>
    <style:style style:name="P160" style:family="paragraph" style:parent-style-name="Standard" style:list-style-name="L5">
      <style:text-properties fo:color="#ffffff" style:font-name="Liberation Mono" fo:font-size="10pt" fo:language="fr" fo:country="FR" fo:font-style="normal" style:text-underline-style="none" fo:font-weight="normal" officeooo:rsid="03720790" officeooo:paragraph-rsid="054966ff" fo:background-color="#000000" style:font-size-asian="10pt" style:font-style-asian="normal" style:font-weight-asian="normal" style:font-size-complex="10pt" style:font-style-complex="normal" style:font-weight-complex="normal"/>
    </style:style>
    <style:style style:name="P161" style:family="paragraph" style:parent-style-name="Standard" style:list-style-name="L5">
      <style:text-properties fo:color="#ffffff" style:font-name="Liberation Mono" fo:font-size="10pt" fo:language="fr" fo:country="FR" fo:font-style="normal" style:text-underline-style="none" fo:font-weight="normal" officeooo:rsid="0373b415" officeooo:paragraph-rsid="054966ff" fo:background-color="#000000" style:font-size-asian="10pt" style:font-style-asian="normal" style:font-weight-asian="normal" style:font-size-complex="10pt" style:font-style-complex="normal" style:font-weight-complex="normal"/>
    </style:style>
    <style:style style:name="P162" style:family="paragraph" style:parent-style-name="Standard" style:list-style-name="L5">
      <style:text-properties fo:color="#ffffff" style:font-name="Liberation Mono" fo:font-size="10pt" fo:language="fr" fo:country="FR" fo:font-style="normal" style:text-underline-style="none" fo:font-weight="normal" officeooo:rsid="0383d4d6" officeooo:paragraph-rsid="054966ff" fo:background-color="#000000" style:font-size-asian="10pt" style:font-style-asian="normal" style:font-weight-asian="normal" style:font-size-complex="10pt" style:font-style-complex="normal" style:font-weight-complex="normal"/>
    </style:style>
    <style:style style:name="P163" style:family="paragraph" style:parent-style-name="Standard" style:list-style-name="L5">
      <style:text-properties fo:color="#ffffff" style:font-name="Liberation Mono" fo:font-size="10pt" fo:language="fr" fo:country="FR" fo:font-style="normal" style:text-underline-style="none" fo:font-weight="normal" officeooo:rsid="03848065" officeooo:paragraph-rsid="054966ff" fo:background-color="#000000" style:font-size-asian="10pt" style:font-style-asian="normal" style:font-weight-asian="normal" style:font-size-complex="10pt" style:font-style-complex="normal" style:font-weight-complex="normal"/>
    </style:style>
    <style:style style:name="P164" style:family="paragraph" style:parent-style-name="Standard" style:list-style-name="L5">
      <style:text-properties fo:color="#ffffff" style:font-name="Liberation Mono" fo:font-size="10pt" fo:language="fr" fo:country="FR" fo:font-style="normal" style:text-underline-style="none" fo:font-weight="normal" officeooo:rsid="039e8c5f" officeooo:paragraph-rsid="054966ff" fo:background-color="#000000" style:font-size-asian="10pt" style:font-style-asian="normal" style:font-weight-asian="normal" style:font-size-complex="10pt" style:font-style-complex="normal" style:font-weight-complex="normal"/>
    </style:style>
    <style:style style:name="P165" style:family="paragraph" style:parent-style-name="Standard" style:list-style-name="L5">
      <style:text-properties fo:color="#ffffff" style:font-name="Liberation Mono" fo:font-size="10pt" fo:language="fr" fo:country="FR" fo:font-style="normal" style:text-underline-style="none" fo:font-weight="normal" officeooo:rsid="03afd0fe" officeooo:paragraph-rsid="054966ff" fo:background-color="#000000" style:font-size-asian="10pt" style:font-style-asian="normal" style:font-weight-asian="normal" style:font-size-complex="10pt" style:font-style-complex="normal" style:font-weight-complex="normal"/>
    </style:style>
    <style:style style:name="P166" style:family="paragraph" style:parent-style-name="Standard" style:list-style-name="L5">
      <style:text-properties fo:color="#ffffff" style:font-name="Liberation Mono" fo:font-size="10pt" fo:language="fr" fo:country="FR" fo:font-style="normal" style:text-underline-style="none" fo:font-weight="normal" officeooo:rsid="03bc9b1c" officeooo:paragraph-rsid="054966ff" fo:background-color="#000000" style:font-size-asian="10pt" style:font-style-asian="normal" style:font-weight-asian="normal" style:font-size-complex="10pt" style:font-style-complex="normal" style:font-weight-complex="normal"/>
    </style:style>
    <style:style style:name="P167"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025c5" officeooo:paragraph-rsid="054966ff" fo:background-color="#000000" style:font-size-asian="10pt" style:font-style-asian="normal" style:font-weight-asian="bold" style:font-size-complex="10pt" style:font-style-complex="normal" style:font-weight-complex="bold"/>
    </style:style>
    <style:style style:name="P168"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3c7df" officeooo:paragraph-rsid="054966ff" fo:background-color="#000000" style:font-size-asian="10pt" style:font-style-asian="normal" style:font-weight-asian="bold" style:font-size-complex="10pt" style:font-style-complex="normal" style:font-weight-complex="bold"/>
    </style:style>
    <style:style style:name="P169"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9ba5" officeooo:paragraph-rsid="054966ff" fo:background-color="#000000" style:font-size-asian="10pt" style:font-style-asian="normal" style:font-size-complex="10pt" style:font-style-complex="normal"/>
    </style:style>
    <style:style style:name="P170"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e993" officeooo:paragraph-rsid="054966ff" fo:background-color="#000000" style:font-size-asian="10pt" style:font-style-asian="normal" style:font-size-complex="10pt" style:font-style-complex="normal"/>
    </style:style>
    <style:style style:name="P171"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076b" officeooo:paragraph-rsid="054966ff" fo:background-color="#000000" style:font-size-asian="10pt" style:font-style-asian="normal" style:font-size-complex="10pt" style:font-style-complex="normal"/>
    </style:style>
    <style:style style:name="P172"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fa2e" officeooo:paragraph-rsid="054966ff" fo:background-color="#000000" style:font-size-asian="10pt" style:font-style-asian="normal" style:font-size-complex="10pt" style:font-style-complex="normal"/>
    </style:style>
    <style:style style:name="P173" style:family="paragraph" style:parent-style-name="Standard" style:list-style-name="L7">
      <style:paragraph-properties fo:text-align="start" style:justify-single-word="false"/>
      <style:text-properties fo:color="#ffffff" style:font-name="Liberation Mono" fo:font-size="10pt" fo:language="fr" fo:country="FR" fo:font-style="normal" officeooo:rsid="02c4e4f4" officeooo:paragraph-rsid="054966ff" fo:background-color="#000000" style:font-size-asian="10pt" style:font-style-asian="normal" style:font-size-complex="10pt" style:font-style-complex="normal"/>
    </style:style>
    <style:style style:name="P174" style:family="paragraph" style:parent-style-name="Standard" style:list-style-name="L7">
      <style:paragraph-properties fo:text-align="start" style:justify-single-word="false"/>
      <style:text-properties fo:color="#ffffff" style:font-name="Liberation Mono" fo:font-size="10pt" fo:language="fr" fo:country="FR" fo:font-style="normal" officeooo:rsid="02947dfc" officeooo:paragraph-rsid="054966ff" fo:background-color="#000000" style:font-size-asian="10pt" style:font-style-asian="normal" style:font-size-complex="10pt" style:font-style-complex="normal"/>
    </style:style>
    <style:style style:name="P175" style:family="paragraph" style:parent-style-name="Standard" style:list-style-name="L6">
      <style:paragraph-properties fo:text-align="start" style:justify-single-word="false"/>
      <style:text-properties fo:color="#ffffff" style:font-name="Liberation Mono" fo:font-size="10pt" fo:language="fr" fo:country="FR" officeooo:rsid="008aeb91" officeooo:paragraph-rsid="054966ff" fo:background-color="#000000" style:font-size-asian="10pt" style:font-size-complex="10pt"/>
    </style:style>
    <style:style style:name="P176" style:family="paragraph" style:parent-style-name="Standard" style:list-style-name="L6">
      <style:paragraph-properties fo:text-align="start" style:justify-single-word="false"/>
      <style:text-properties fo:color="#ffffff" style:font-name="Liberation Mono" fo:font-size="10pt" fo:language="fr" fo:country="FR" officeooo:rsid="008c42d2" officeooo:paragraph-rsid="054966ff" fo:background-color="#000000" style:font-size-asian="10pt" style:font-size-complex="10pt"/>
    </style:style>
    <style:style style:name="P177" style:family="paragraph" style:parent-style-name="Standard" style:list-style-name="L6">
      <style:paragraph-properties fo:text-align="start" style:justify-single-word="false"/>
      <style:text-properties fo:color="#ffffff" style:font-name="Liberation Mono" fo:font-size="10pt" fo:language="fr" fo:country="FR" officeooo:rsid="008e3aa9" officeooo:paragraph-rsid="054966ff" fo:background-color="#000000" style:font-size-asian="10pt" style:font-size-complex="10pt"/>
    </style:style>
    <style:style style:name="P178" style:family="paragraph" style:parent-style-name="Standard" style:list-style-name="L8">
      <style:text-properties officeooo:paragraph-rsid="054953ce"/>
    </style:style>
    <style:style style:name="P179" style:family="paragraph" style:parent-style-name="Standard" style:list-style-name="L8">
      <style:text-properties fo:color="#ed1c24" style:font-name="Liberation Mono" fo:font-size="10pt" fo:language="fr" fo:country="FR" officeooo:rsid="04011c41" officeooo:paragraph-rsid="054953ce" style:font-size-asian="10pt" style:font-size-complex="10pt"/>
    </style:style>
    <style:style style:name="P180" style:family="paragraph" style:parent-style-name="Standard" style:list-style-name="L8">
      <style:text-properties fo:color="#ed1c24" style:font-name="Liberation Mono" fo:font-size="10pt" fo:language="fr" fo:country="FR" officeooo:rsid="040306b2" officeooo:paragraph-rsid="054953ce" style:font-size-asian="10pt" style:font-size-complex="10pt"/>
    </style:style>
    <style:style style:name="P181" style:family="paragraph" style:parent-style-name="Standard" style:list-style-name="L8">
      <style:text-properties fo:color="#ed1c24" style:font-name="Liberation Mono" fo:font-size="10pt" fo:language="fr" fo:country="FR" officeooo:rsid="03ff22db" officeooo:paragraph-rsid="054953ce" style:font-size-asian="10pt" style:font-size-complex="10pt"/>
    </style:style>
    <style:style style:name="P182" style:family="paragraph" style:parent-style-name="Standard" style:list-style-name="L9">
      <style:text-properties fo:color="#ed1c24" style:font-name="Liberation Mono" fo:font-size="10pt" fo:language="fr" fo:country="FR" officeooo:paragraph-rsid="054953ce" style:font-size-asian="10pt" style:font-size-complex="10pt"/>
    </style:style>
    <style:style style:name="P183" style:family="paragraph" style:parent-style-name="Standard" style:list-style-name="L9">
      <style:text-properties fo:color="#ed1c24" style:font-name="Liberation Mono" fo:font-size="10pt" fo:language="fr" fo:country="FR" officeooo:rsid="001c02bb" officeooo:paragraph-rsid="054953ce" style:font-size-asian="10pt" style:font-size-complex="10pt"/>
    </style:style>
    <style:style style:name="P184" style:family="paragraph" style:parent-style-name="Standard" style:list-style-name="L9">
      <style:text-properties fo:color="#ed1c24" style:font-name="Liberation Mono" fo:font-size="10pt" fo:language="fr" fo:country="FR" officeooo:rsid="0507cf5d" officeooo:paragraph-rsid="054953ce" style:font-size-asian="10pt" style:font-size-complex="10pt"/>
    </style:style>
    <style:style style:name="P185" style:family="paragraph" style:parent-style-name="Standard" style:list-style-name="L9">
      <style:text-properties fo:color="#ed1c24" style:font-name="Liberation Mono" fo:font-size="10pt" fo:language="fr" fo:country="FR" officeooo:rsid="05096229" officeooo:paragraph-rsid="054953ce" style:font-size-asian="10pt" style:font-size-complex="10pt"/>
    </style:style>
    <style:style style:name="P186" style:family="paragraph" style:parent-style-name="Standard" style:list-style-name="L9">
      <style:text-properties fo:color="#ed1c24" style:font-name="Liberation Mono" fo:font-size="10pt" fo:language="fr" fo:country="FR" officeooo:rsid="050ad23b" officeooo:paragraph-rsid="054953ce" style:font-size-asian="10pt" style:font-size-complex="10pt"/>
    </style:style>
    <style:style style:name="P187" style:family="paragraph" style:parent-style-name="Standard" style:list-style-name="L9">
      <style:text-properties fo:color="#ed1c24" style:font-name="Liberation Mono" fo:font-size="10pt" fo:language="fr" fo:country="FR" officeooo:rsid="005d609b" officeooo:paragraph-rsid="054953ce" style:font-size-asian="10pt" style:font-size-complex="10pt"/>
    </style:style>
    <style:style style:name="P188" style:family="paragraph" style:parent-style-name="Standard" style:list-style-name="L10">
      <style:text-properties fo:color="#ed1c24" style:font-name="Liberation Mono" fo:font-size="10pt" fo:language="fr" fo:country="FR" officeooo:paragraph-rsid="054953ce" style:font-size-asian="10pt" style:font-size-complex="10pt"/>
    </style:style>
    <style:style style:name="P189" style:family="paragraph" style:parent-style-name="Standard" style:list-style-name="L10">
      <style:text-properties fo:color="#ed1c24" style:font-name="Liberation Mono" fo:font-size="10pt" fo:language="fr" fo:country="FR" officeooo:rsid="00b2ddca" officeooo:paragraph-rsid="054953ce" style:font-size-asian="10pt" style:font-size-complex="10pt"/>
    </style:style>
    <style:style style:name="P190" style:family="paragraph" style:parent-style-name="Standard" style:list-style-name="L10">
      <style:text-properties fo:color="#ed1c24" style:font-name="Liberation Mono" fo:font-size="10pt" fo:language="fr" fo:country="FR" officeooo:rsid="01657a4c" officeooo:paragraph-rsid="054953ce" style:font-size-asian="10pt" style:font-size-complex="10pt"/>
    </style:style>
    <style:style style:name="P191" style:family="paragraph" style:parent-style-name="Standard" style:list-style-name="L10">
      <style:text-properties fo:color="#ed1c24" style:font-name="Liberation Mono" fo:font-size="10pt" fo:language="fr" fo:country="FR" officeooo:rsid="01035458" officeooo:paragraph-rsid="054953ce" style:font-size-asian="8.75pt" style:font-size-complex="10pt"/>
    </style:style>
    <style:style style:name="P192" style:family="paragraph" style:parent-style-name="Standard" style:list-style-name="L10">
      <style:text-properties fo:color="#ed1c24" style:font-name="Liberation Mono" fo:font-size="10pt" fo:language="fr" fo:country="FR" officeooo:rsid="00fb89bf" officeooo:paragraph-rsid="054953ce" style:font-size-asian="8.75pt" style:font-size-complex="10pt"/>
    </style:style>
    <style:style style:name="P193" style:family="paragraph" style:parent-style-name="Standard" style:list-style-name="L10">
      <style:text-properties fo:color="#ed1c24" style:font-name="Liberation Mono" fo:font-size="10pt" fo:language="fr" fo:country="FR" officeooo:rsid="00fe30bc" officeooo:paragraph-rsid="054953ce" style:font-size-asian="8.75pt" style:font-size-complex="10pt"/>
    </style:style>
    <style:style style:name="P194" style:family="paragraph" style:parent-style-name="Standard" style:list-style-name="L10">
      <style:text-properties fo:color="#ed1c24" style:font-name="Liberation Mono" fo:font-size="10pt" fo:language="fr" fo:country="FR" officeooo:rsid="00fe7fa7" officeooo:paragraph-rsid="054953ce" style:font-size-asian="8.75pt" style:font-size-complex="10pt"/>
    </style:style>
    <style:style style:name="P195" style:family="paragraph" style:parent-style-name="Standard" style:list-style-name="L10">
      <style:text-properties fo:color="#ed1c24" style:font-name="Liberation Mono" fo:font-size="10pt" fo:language="fr" fo:country="FR" officeooo:rsid="0104f38b" officeooo:paragraph-rsid="054953ce" style:font-size-asian="8.75pt" style:font-size-complex="10pt"/>
    </style:style>
    <style:style style:name="P196" style:family="paragraph" style:parent-style-name="Standard" style:list-style-name="L9">
      <style:text-properties fo:color="#ed1c24" style:font-name="Liberation Mono" fo:font-size="10pt" officeooo:rsid="002f801b" officeooo:paragraph-rsid="054953ce" fo:background-color="transparent" style:font-size-asian="10pt" style:font-size-complex="10pt"/>
    </style:style>
    <style:style style:name="P197" style:family="paragraph" style:parent-style-name="Standard" style:list-style-name="L10">
      <style:text-properties fo:color="#ed1c24" style:font-name="Liberation Mono" fo:font-size="10pt" officeooo:rsid="00e24910" officeooo:paragraph-rsid="054953ce" style:font-size-asian="8.75pt" style:font-size-complex="10pt"/>
    </style:style>
    <style:style style:name="P198" style:family="paragraph" style:parent-style-name="Standard" style:list-style-name="L8">
      <style:text-properties fo:color="#ed1c24" style:font-name="Liberation Mono" fo:font-size="12pt" fo:language="fr" fo:country="FR" officeooo:rsid="0430e3f6" officeooo:paragraph-rsid="054953ce" style:font-size-asian="12pt" style:font-size-complex="12pt"/>
    </style:style>
    <style:style style:name="P199" style:family="paragraph" style:parent-style-name="Standard" style:list-style-name="L9">
      <style:text-properties fo:color="#ed1c24" officeooo:rsid="001d709f" officeooo:paragraph-rsid="054953ce"/>
    </style:style>
    <style:style style:name="P200" style:family="paragraph" style:parent-style-name="Standard" style:list-style-name="L10">
      <style:text-properties fo:font-size="10pt" fo:font-style="normal" style:text-underline-style="solid" style:text-underline-width="auto" style:text-underline-color="font-color" fo:font-weight="bold" officeooo:paragraph-rsid="054953ce" style:font-size-asian="10pt" style:font-style-asian="normal" style:font-weight-asian="bold" style:font-size-complex="10pt" style:font-style-complex="normal" style:font-weight-complex="bold"/>
    </style:style>
    <style:style style:name="P201" style:family="paragraph" style:parent-style-name="Standard" style:list-style-name="L10">
      <style:text-properties fo:font-size="10pt" officeooo:rsid="0500da3f" officeooo:paragraph-rsid="054953ce" style:font-size-asian="8.75pt" style:font-size-complex="10pt"/>
    </style:style>
    <style:style style:name="P202" style:family="paragraph" style:parent-style-name="Standard" style:list-style-name="L10">
      <style:text-properties fo:font-size="10pt" officeooo:rsid="01093904" officeooo:paragraph-rsid="054953ce" style:font-size-asian="8.75pt" style:font-size-complex="10pt"/>
    </style:style>
    <style:style style:name="P203" style:family="paragraph" style:parent-style-name="Standard" style:list-style-name="L10">
      <style:text-properties fo:font-size="10pt" officeooo:rsid="0112f95d" officeooo:paragraph-rsid="054953ce" style:font-size-asian="8.75pt" style:font-size-complex="10pt"/>
    </style:style>
    <style:style style:name="P204" style:family="paragraph" style:parent-style-name="Standard" style:list-style-name="L10">
      <style:text-properties fo:font-size="10pt" officeooo:rsid="012fcdf4" officeooo:paragraph-rsid="054953ce" style:font-size-asian="8.75pt" style:font-size-complex="10pt"/>
    </style:style>
    <style:style style:name="P205" style:family="paragraph" style:parent-style-name="Standard" style:list-style-name="L10">
      <style:text-properties fo:font-size="10pt" officeooo:rsid="01567f8b" officeooo:paragraph-rsid="054953ce" style:font-size-asian="8.75pt" style:font-size-complex="10pt"/>
    </style:style>
    <style:style style:name="P206" style:family="paragraph" style:parent-style-name="Standard" style:list-style-name="L10">
      <style:text-properties fo:color="#ce181e" fo:font-size="10pt" officeooo:rsid="0500da3f" officeooo:paragraph-rsid="054953ce" style:font-size-asian="8.75pt" style:font-size-complex="10pt"/>
    </style:style>
    <style:style style:name="P207" style:family="paragraph" style:parent-style-name="Standard">
      <style:paragraph-properties fo:text-align="center" style:justify-single-word="false"/>
      <style:text-properties fo:color="#ce181e" style:font-name="Liberation Mono" fo:font-size="16pt" fo:language="fr" fo:country="FR" fo:font-style="italic" style:text-underline-style="solid" style:text-underline-width="auto" style:text-underline-color="font-color" fo:font-weight="bold" officeooo:rsid="000267cc" officeooo:paragraph-rsid="054953ce" style:font-size-asian="16pt" style:font-style-asian="italic" style:font-weight-asian="bold" style:font-size-complex="16pt" style:font-style-complex="italic" style:font-weight-complex="bold"/>
    </style:style>
    <style:style style:name="P208" style:family="paragraph" style:parent-style-name="Standard" style:list-style-name="L10">
      <style:text-properties officeooo:rsid="01650656" officeooo:paragraph-rsid="054953ce"/>
    </style:style>
    <style:style style:name="P209" style:family="paragraph" style:parent-style-name="Standard" style:list-style-name="L10">
      <style:text-properties fo:font-size="11pt" officeooo:rsid="0174f2f4" officeooo:paragraph-rsid="054953ce" style:font-size-asian="11pt" style:font-size-complex="11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6a98eb"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6c97ab" style:font-size-asian="11pt" style:font-style-asian="italic" style:font-weight-asian="bold" style:font-size-complex="11pt" style:font-style-complex="italic" style:font-weight-complex="bold"/>
    </style:style>
    <style:style style:name="T5" style:family="text">
      <style:text-properties fo:font-size="11pt" fo:font-style="italic" style:text-underline-style="solid" style:text-underline-width="auto" style:text-underline-color="font-color" fo:font-weight="bold" officeooo:rsid="026d6466" style:font-size-asian="11pt" style:font-style-asian="italic" style:font-weight-asian="bold" style:font-size-complex="11pt" style:font-style-complex="italic" style:font-weight-complex="bold"/>
    </style:style>
    <style:style style:name="T6"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7"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8" style:family="text">
      <style:text-properties style:font-name="Liberation Mono" fo:font-size="10pt" fo:language="fr" fo:country="FR" style:font-size-asian="10pt" style:font-size-complex="10pt"/>
    </style:style>
    <style:style style:name="T9" style:family="text">
      <style:text-properties style:font-name="Liberation Mono" fo:font-size="10pt" fo:language="fr" fo:country="FR" officeooo:rsid="00210d48" style:font-size-asian="10pt" style:font-size-complex="10pt"/>
    </style:style>
    <style:style style:name="T10" style:family="text">
      <style:text-properties style:font-name="Liberation Mono" fo:font-size="10pt" fo:language="fr" fo:country="FR" officeooo:rsid="00295416" style:font-size-asian="10pt" style:font-size-complex="10pt"/>
    </style:style>
    <style:style style:name="T11" style:family="text">
      <style:text-properties style:font-name="Liberation Mono" fo:font-size="10pt" fo:language="fr" fo:country="FR" officeooo:rsid="002a97c5" style:font-size-asian="10pt" style:font-size-complex="10pt"/>
    </style:style>
    <style:style style:name="T12" style:family="text">
      <style:text-properties style:font-name="Liberation Mono" fo:font-size="10pt" fo:language="fr" fo:country="FR" officeooo:rsid="002c7a96" style:font-size-asian="10pt" style:font-size-complex="10pt"/>
    </style:style>
    <style:style style:name="T13" style:family="text">
      <style:text-properties style:font-name="Liberation Mono" fo:font-size="10pt" fo:language="fr" fo:country="FR" officeooo:rsid="002d85a7" style:font-size-asian="10pt" style:font-size-complex="10pt"/>
    </style:style>
    <style:style style:name="T14" style:family="text">
      <style:text-properties style:font-name="Liberation Mono" fo:font-size="10pt" fo:language="fr" fo:country="FR" officeooo:rsid="00305917" style:font-size-asian="10pt" style:font-size-complex="10pt"/>
    </style:style>
    <style:style style:name="T15" style:family="text">
      <style:text-properties style:font-name="Liberation Mono" fo:font-size="10pt" fo:language="fr" fo:country="FR" officeooo:rsid="0029054f" style:font-size-asian="10pt" style:font-size-complex="10pt"/>
    </style:style>
    <style:style style:name="T16" style:family="text">
      <style:text-properties style:font-name="Liberation Mono" fo:font-size="10pt" fo:language="fr" fo:country="FR" officeooo:rsid="0036643d" style:font-size-asian="10pt" style:font-size-complex="10pt"/>
    </style:style>
    <style:style style:name="T17" style:family="text">
      <style:text-properties style:font-name="Liberation Mono" fo:font-size="10pt" fo:language="fr" fo:country="FR" officeooo:rsid="003cf453" style:font-size-asian="10pt" style:font-size-complex="10pt"/>
    </style:style>
    <style:style style:name="T18" style:family="text">
      <style:text-properties style:font-name="Liberation Mono" fo:font-size="10pt" fo:language="fr" fo:country="FR" officeooo:rsid="003dd165" style:font-size-asian="10pt" style:font-size-complex="10pt"/>
    </style:style>
    <style:style style:name="T19" style:family="text">
      <style:text-properties style:font-name="Liberation Mono" fo:font-size="10pt" fo:language="fr" fo:country="FR" officeooo:rsid="003f6351" style:font-size-asian="10pt" style:font-size-complex="10pt"/>
    </style:style>
    <style:style style:name="T20" style:family="text">
      <style:text-properties style:font-name="Liberation Mono" fo:font-size="10pt" fo:language="fr" fo:country="FR" officeooo:rsid="004104c5" style:font-size-asian="10pt" style:font-size-complex="10pt"/>
    </style:style>
    <style:style style:name="T21" style:family="text">
      <style:text-properties style:font-name="Liberation Mono" fo:font-size="10pt" fo:language="fr" fo:country="FR" officeooo:rsid="00429ad3" style:font-size-asian="10pt" style:font-size-complex="10pt"/>
    </style:style>
    <style:style style:name="T22" style:family="text">
      <style:text-properties style:font-name="Liberation Mono" fo:font-size="10pt" fo:language="fr" fo:country="FR" officeooo:rsid="004428e7" style:font-size-asian="10pt" style:font-size-complex="10pt"/>
    </style:style>
    <style:style style:name="T23" style:family="text">
      <style:text-properties style:font-name="Liberation Mono" fo:font-size="10pt" fo:language="fr" fo:country="FR" officeooo:rsid="0045b62e" style:font-size-asian="10pt" style:font-size-complex="10pt"/>
    </style:style>
    <style:style style:name="T24" style:family="text">
      <style:text-properties style:font-name="Liberation Mono" fo:font-size="10pt" fo:language="fr" fo:country="FR" officeooo:rsid="0046ad24" style:font-size-asian="10pt" style:font-size-complex="10pt"/>
    </style:style>
    <style:style style:name="T25" style:family="text">
      <style:text-properties style:font-name="Liberation Mono" fo:font-size="10pt" fo:language="fr" fo:country="FR" officeooo:rsid="004ed19a" style:font-size-asian="10pt" style:font-size-complex="10pt"/>
    </style:style>
    <style:style style:name="T26" style:family="text">
      <style:text-properties style:font-name="Liberation Mono" fo:font-size="10pt" fo:language="fr" fo:country="FR" officeooo:rsid="0053114d" style:font-size-asian="10pt" style:font-size-complex="10pt"/>
    </style:style>
    <style:style style:name="T27" style:family="text">
      <style:text-properties style:font-name="Liberation Mono" fo:font-size="10pt" fo:language="fr" fo:country="FR" officeooo:rsid="016992a8" style:font-size-asian="10pt" style:font-size-complex="10pt"/>
    </style:style>
    <style:style style:name="T28" style:family="text">
      <style:text-properties style:font-name="Liberation Mono" fo:font-size="10pt" fo:language="fr" fo:country="FR" officeooo:rsid="016b5bed" style:font-size-asian="10pt" style:font-size-complex="10pt"/>
    </style:style>
    <style:style style:name="T29" style:family="text">
      <style:text-properties style:font-name="Liberation Mono" fo:font-size="10pt" fo:language="fr" fo:country="FR" officeooo:rsid="016cd64e" style:font-size-asian="10pt" style:font-size-complex="10pt"/>
    </style:style>
    <style:style style:name="T30" style:family="text">
      <style:text-properties style:font-name="Liberation Mono" fo:font-size="10pt" fo:language="fr" fo:country="FR" officeooo:rsid="016ebe1f" style:font-size-asian="10pt" style:font-size-complex="10pt"/>
    </style:style>
    <style:style style:name="T31" style:family="text">
      <style:text-properties style:font-name="Liberation Mono" fo:font-size="10pt" fo:language="fr" fo:country="FR" officeooo:rsid="016fe0e7" style:font-size-asian="10pt" style:font-size-complex="10pt"/>
    </style:style>
    <style:style style:name="T32" style:family="text">
      <style:text-properties style:font-name="Liberation Mono" fo:font-size="10pt" fo:language="fr" fo:country="FR" officeooo:rsid="0171cd2c" style:font-size-asian="10pt" style:font-size-complex="10pt"/>
    </style:style>
    <style:style style:name="T33" style:family="text">
      <style:text-properties style:font-name="Liberation Mono" fo:font-size="10pt" fo:language="fr" fo:country="FR" officeooo:rsid="0508e264" style:font-size-asian="10pt" style:font-size-complex="10pt"/>
    </style:style>
    <style:style style:name="T34" style:family="text">
      <style:text-properties style:font-name="Liberation Mono" fo:font-size="10pt" fo:language="fr" fo:country="FR" style:font-size-asian="8.75pt" style:font-size-complex="10pt"/>
    </style:style>
    <style:style style:name="T35" style:family="text">
      <style:text-properties style:font-name="Liberation Mono" fo:font-size="10pt" fo:language="fr" fo:country="FR" officeooo:rsid="017a71cb" style:font-size-asian="8.75pt" style:font-size-complex="10pt"/>
    </style:style>
    <style:style style:name="T36" style:family="text">
      <style:text-properties style:font-name="Liberation Mono" fo:font-size="10pt" fo:language="fr" fo:country="FR" officeooo:rsid="017ee591" style:font-size-asian="8.75pt" style:font-size-complex="10pt"/>
    </style:style>
    <style:style style:name="T37" style:family="text">
      <style:text-properties style:font-name="Liberation Mono" fo:font-size="10pt" fo:language="fr" fo:country="FR" officeooo:rsid="017f9151" style:font-size-asian="8.75pt" style:font-size-complex="10pt"/>
    </style:style>
    <style:style style:name="T38" style:family="text">
      <style:text-properties style:font-name="Liberation Mono" fo:font-size="10pt" fo:language="fr" fo:country="FR" officeooo:rsid="0180df8e" style:font-size-asian="8.75pt" style:font-size-complex="10pt"/>
    </style:style>
    <style:style style:name="T39" style:family="text">
      <style:text-properties style:font-name="Liberation Mono" fo:language="fr" fo:country="FR"/>
    </style:style>
    <style:style style:name="T40" style:family="text">
      <style:text-properties style:font-name="Liberation Mono" fo:language="fr" fo:country="FR" officeooo:rsid="0091f82c"/>
    </style:style>
    <style:style style:name="T41" style:family="text">
      <style:text-properties style:font-name="Liberation Mono" fo:language="fr" fo:country="FR" officeooo:rsid="010a7f52"/>
    </style:style>
    <style:style style:name="T42" style:family="text">
      <style:text-properties style:font-name="Liberation Mono" fo:language="fr" fo:country="FR" officeooo:rsid="011656ed"/>
    </style:style>
    <style:style style:name="T43" style:family="text">
      <style:text-properties style:font-name="Liberation Mono" fo:language="fr" fo:country="FR" officeooo:rsid="0114ecae"/>
    </style:style>
    <style:style style:name="T44" style:family="text">
      <style:text-properties style:font-name="Liberation Mono" fo:language="fr" fo:country="FR" officeooo:rsid="010f7a6e"/>
    </style:style>
    <style:style style:name="T45" style:family="text">
      <style:text-properties style:font-name="Liberation Mono" fo:language="fr" fo:country="FR" officeooo:rsid="0116ea5a"/>
    </style:style>
    <style:style style:name="T46" style:family="text">
      <style:text-properties style:font-name="Liberation Mono" fo:language="fr" fo:country="FR" officeooo:rsid="0117d581"/>
    </style:style>
    <style:style style:name="T47" style:family="text">
      <style:text-properties style:font-name="Liberation Mono" fo:language="fr" fo:country="FR" officeooo:rsid="0119c2bc"/>
    </style:style>
    <style:style style:name="T48" style:family="text">
      <style:text-properties style:font-name="Liberation Mono" fo:language="fr" fo:country="FR" officeooo:rsid="011b854f"/>
    </style:style>
    <style:style style:name="T49" style:family="text">
      <style:text-properties style:font-name="Liberation Mono" fo:language="fr" fo:country="FR" officeooo:rsid="011c7f9d"/>
    </style:style>
    <style:style style:name="T50" style:family="text">
      <style:text-properties style:font-name="Liberation Mono" fo:language="fr" fo:country="FR" officeooo:rsid="011dcc35"/>
    </style:style>
    <style:style style:name="T51" style:family="text">
      <style:text-properties style:font-name="Liberation Mono" fo:language="fr" fo:country="FR" officeooo:rsid="012a1b72"/>
    </style:style>
    <style:style style:name="T52" style:family="text">
      <style:text-properties style:font-name="Liberation Mono" fo:language="fr" fo:country="FR" officeooo:rsid="012b8041"/>
    </style:style>
    <style:style style:name="T53" style:family="text">
      <style:text-properties style:font-name="Liberation Mono" fo:language="fr" fo:country="FR" officeooo:rsid="012bc974"/>
    </style:style>
    <style:style style:name="T54" style:family="text">
      <style:text-properties style:font-name="Liberation Mono" fo:language="fr" fo:country="FR" officeooo:rsid="011f08d9"/>
    </style:style>
    <style:style style:name="T55" style:family="text">
      <style:text-properties style:font-name="Liberation Mono" fo:language="fr" fo:country="FR" officeooo:rsid="0130cf70"/>
    </style:style>
    <style:style style:name="T56" style:family="text">
      <style:text-properties style:font-name="Liberation Mono" fo:language="fr" fo:country="FR" officeooo:rsid="01310029"/>
    </style:style>
    <style:style style:name="T57" style:family="text">
      <style:text-properties style:font-name="Liberation Mono" fo:language="fr" fo:country="FR" officeooo:rsid="0134695e"/>
    </style:style>
    <style:style style:name="T58" style:family="text">
      <style:text-properties style:font-name="Liberation Mono" fo:language="fr" fo:country="FR" officeooo:rsid="0136c076"/>
    </style:style>
    <style:style style:name="T59" style:family="text">
      <style:text-properties style:font-name="Liberation Mono" fo:language="fr" fo:country="FR" officeooo:rsid="0135695d"/>
    </style:style>
    <style:style style:name="T60" style:family="text">
      <style:text-properties style:font-name="Liberation Mono" fo:language="fr" fo:country="FR" officeooo:rsid="01387a00"/>
    </style:style>
    <style:style style:name="T61" style:family="text">
      <style:text-properties style:font-name="Liberation Mono" fo:language="fr" fo:country="FR" officeooo:rsid="01392939"/>
    </style:style>
    <style:style style:name="T62" style:family="text">
      <style:text-properties style:font-name="Liberation Mono" fo:language="fr" fo:country="FR" officeooo:rsid="013a5526"/>
    </style:style>
    <style:style style:name="T63" style:family="text">
      <style:text-properties style:font-name="Liberation Mono" fo:language="fr" fo:country="FR" officeooo:rsid="013a639d"/>
    </style:style>
    <style:style style:name="T64" style:family="text">
      <style:text-properties style:font-name="Liberation Mono" fo:language="fr" fo:country="FR" officeooo:rsid="013b4804"/>
    </style:style>
    <style:style style:name="T65" style:family="text">
      <style:text-properties style:font-name="Liberation Mono" fo:language="fr" fo:country="FR" officeooo:rsid="015683be"/>
    </style:style>
    <style:style style:name="T66" style:family="text">
      <style:text-properties style:font-name="Liberation Mono" fo:language="fr" fo:country="FR" officeooo:rsid="015864e2"/>
    </style:style>
    <style:style style:name="T67" style:family="text">
      <style:text-properties style:font-name="Liberation Mono" fo:language="fr" fo:country="FR" officeooo:rsid="01588787"/>
    </style:style>
    <style:style style:name="T68" style:family="text">
      <style:text-properties style:font-name="Liberation Mono" fo:language="fr" fo:country="FR" officeooo:rsid="015889fa"/>
    </style:style>
    <style:style style:name="T69" style:family="text">
      <style:text-properties style:font-name="Liberation Mono" fo:language="fr" fo:country="FR" officeooo:rsid="0158b754"/>
    </style:style>
    <style:style style:name="T70" style:family="text">
      <style:text-properties style:font-name="Liberation Mono" fo:language="fr" fo:country="FR" officeooo:rsid="0158c5f2"/>
    </style:style>
    <style:style style:name="T71" style:family="text">
      <style:text-properties style:font-name="Liberation Mono" fo:language="fr" fo:country="FR" officeooo:rsid="0158f488"/>
    </style:style>
    <style:style style:name="T72" style:family="text">
      <style:text-properties style:font-name="Liberation Mono" fo:language="fr" fo:country="FR" officeooo:rsid="015aea27"/>
    </style:style>
    <style:style style:name="T73" style:family="text">
      <style:text-properties style:font-name="Liberation Mono" fo:language="fr" fo:country="FR" officeooo:rsid="015bce03"/>
    </style:style>
    <style:style style:name="T74" style:family="text">
      <style:text-properties style:font-name="Liberation Mono" fo:language="fr" fo:country="FR" officeooo:rsid="015c6ce1"/>
    </style:style>
    <style:style style:name="T75" style:family="text">
      <style:text-properties style:font-name="Liberation Mono" fo:language="fr" fo:country="FR" officeooo:rsid="05029f0e"/>
    </style:style>
    <style:style style:name="T76" style:family="text">
      <style:text-properties officeooo:rsid="02636335"/>
    </style:style>
    <style:style style:name="T77" style:family="text">
      <style:text-properties officeooo:rsid="01f55db6"/>
    </style:style>
    <style:style style:name="T78" style:family="text">
      <style:text-properties officeooo:rsid="0234ab8b"/>
    </style:style>
    <style:style style:name="T79" style:family="text">
      <style:text-properties fo:color="#ffffff" fo:font-size="12pt" officeooo:rsid="0234ab8b" fo:background-color="#000000" loext:char-shading-value="0" style:font-size-asian="12pt" style:font-size-complex="12pt"/>
    </style:style>
    <style:style style:name="T80" style:family="text">
      <style:text-properties fo:color="#ffffff" fo:background-color="#000000" loext:char-shading-value="0"/>
    </style:style>
    <style:style style:name="T81" style:family="text">
      <style:text-properties fo:color="#ffffff" officeooo:rsid="01e3e08e" fo:background-color="#000000" loext:char-shading-value="0"/>
    </style:style>
    <style:style style:name="T82" style:family="text">
      <style:text-properties fo:color="#ffffff" fo:font-size="10pt" fo:language="fr" fo:country="FR" officeooo:rsid="0477f9bb" fo:background-color="#000000" loext:char-shading-value="0" style:font-size-asian="10pt" style:font-size-complex="10pt"/>
    </style:style>
    <style:style style:name="T83" style:family="text">
      <style:text-properties fo:color="#ffffff" fo:font-weight="bold" officeooo:rsid="0302b498" style:font-weight-asian="bold" style:font-weight-complex="bold"/>
    </style:style>
    <style:style style:name="T84" style:family="text">
      <style:text-properties fo:color="#ffffff" fo:font-weight="bold" officeooo:rsid="03043f71" style:font-weight-asian="bold" style:font-weight-complex="bold"/>
    </style:style>
    <style:style style:name="T85" style:family="text">
      <style:text-properties fo:color="#ffffff" fo:font-weight="bold" officeooo:rsid="03090ec1" style:font-weight-asian="bold" style:font-weight-complex="bold"/>
    </style:style>
    <style:style style:name="T86" style:family="text">
      <style:text-properties fo:color="#ffffff" fo:font-weight="bold" officeooo:rsid="02d7fd34" style:font-weight-asian="bold" style:font-weight-complex="bold"/>
    </style:style>
    <style:style style:name="T87" style:family="text">
      <style:text-properties fo:color="#ffffff" fo:font-weight="bold" officeooo:rsid="024dc016" style:font-weight-asian="bold" style:font-weight-complex="bold"/>
    </style:style>
    <style:style style:name="T88" style:family="text">
      <style:text-properties fo:color="#ffffff" fo:font-weight="bold" officeooo:rsid="03f64af3" style:font-weight-asian="bold" style:font-weight-complex="bold"/>
    </style:style>
    <style:style style:name="T89" style:family="text">
      <style:text-properties fo:color="#ffffff" fo:font-weight="bold" officeooo:rsid="03f7c436" style:font-weight-asian="bold" style:font-weight-complex="bold"/>
    </style:style>
    <style:style style:name="T90" style:family="text">
      <style:text-properties officeooo:rsid="02521b5f"/>
    </style:style>
    <style:style style:name="T91" style:family="text">
      <style:text-properties officeooo:rsid="021ccbc6"/>
    </style:style>
    <style:style style:name="T92" style:family="text">
      <style:text-properties officeooo:rsid="027057f7"/>
    </style:style>
    <style:style style:name="T93" style:family="text">
      <style:text-properties officeooo:rsid="02719616"/>
    </style:style>
    <style:style style:name="T94" style:family="text">
      <style:text-properties officeooo:rsid="02733ae0"/>
    </style:style>
    <style:style style:name="T95" style:family="text">
      <style:text-properties officeooo:rsid="025bc39f"/>
    </style:style>
    <style:style style:name="T96" style:family="text">
      <style:text-properties officeooo:rsid="0066fdb0"/>
    </style:style>
    <style:style style:name="T97" style:family="text">
      <style:text-properties officeooo:rsid="00683f97"/>
    </style:style>
    <style:style style:name="T98" style:family="text">
      <style:text-properties officeooo:rsid="0193ee38"/>
    </style:style>
    <style:style style:name="T99" style:family="text">
      <style:text-properties officeooo:rsid="0090c14d"/>
    </style:style>
    <style:style style:name="T100" style:family="text">
      <style:text-properties fo:font-style="italic" fo:font-weight="bold" style:font-style-asian="italic" style:font-weight-asian="bold" style:font-style-complex="italic" style:font-weight-complex="bold"/>
    </style:style>
    <style:style style:name="T101" style:family="text">
      <style:text-properties fo:font-style="italic" fo:font-weight="bold" officeooo:rsid="00f70126" style:font-style-asian="italic" style:font-weight-asian="bold" style:font-style-complex="italic" style:font-weight-complex="bold"/>
    </style:style>
    <style:style style:name="T102" style:family="text">
      <style:text-properties fo:font-style="italic" fo:font-weight="bold" officeooo:rsid="0167ba35" style:font-style-asian="italic" style:font-weight-asian="bold" style:font-style-complex="italic" style:font-weight-complex="bold"/>
    </style:style>
    <style:style style:name="T103" style:family="text">
      <style:text-properties fo:font-style="italic" fo:font-weight="bold" officeooo:rsid="020713e1" style:font-style-asian="italic" style:font-weight-asian="bold" style:font-style-complex="italic" style:font-weight-complex="bold"/>
    </style:style>
    <style:style style:name="T104" style:family="text">
      <style:text-properties fo:font-style="italic" fo:font-weight="bold" officeooo:rsid="02079189" style:font-style-asian="italic" style:font-weight-asian="bold" style:font-style-complex="italic" style:font-weight-complex="bold"/>
    </style:style>
    <style:style style:name="T105" style:family="text">
      <style:text-properties fo:font-style="italic" fo:font-weight="bold" officeooo:rsid="02e91c62" style:font-style-asian="italic" style:font-weight-asian="bold" style:font-style-complex="italic" style:font-weight-complex="bold"/>
    </style:style>
    <style:style style:name="T106" style:family="text">
      <style:text-properties fo:font-style="italic" fo:font-weight="bold" officeooo:rsid="031d2ae7" style:font-style-asian="italic" style:font-weight-asian="bold" style:font-style-complex="italic" style:font-weight-complex="bold"/>
    </style:style>
    <style:style style:name="T107" style:family="text">
      <style:text-properties fo:font-style="italic" fo:font-weight="bold" officeooo:rsid="02aedb50" style:font-style-asian="italic" style:font-weight-asian="bold" style:font-style-complex="italic" style:font-weight-complex="bold"/>
    </style:style>
    <style:style style:name="T108" style:family="text">
      <style:text-properties fo:font-style="italic" fo:font-weight="bold" officeooo:rsid="04ecf649" style:font-style-asian="italic" style:font-weight-asian="bold" style:font-style-complex="italic" style:font-weight-complex="bold"/>
    </style:style>
    <style:style style:name="T109" style:family="text">
      <style:text-properties officeooo:rsid="00cdd1f4"/>
    </style:style>
    <style:style style:name="T110" style:family="text">
      <style:text-properties officeooo:rsid="00d9602c"/>
    </style:style>
    <style:style style:name="T111" style:family="text">
      <style:text-properties officeooo:rsid="00f70126"/>
    </style:style>
    <style:style style:name="T112" style:family="text">
      <style:text-properties officeooo:rsid="00ffdbb3"/>
    </style:style>
    <style:style style:name="T113" style:family="text">
      <style:text-properties officeooo:rsid="01007862"/>
    </style:style>
    <style:style style:name="T114" style:family="text">
      <style:text-properties officeooo:rsid="0109f6ee"/>
    </style:style>
    <style:style style:name="T115" style:family="text">
      <style:text-properties officeooo:rsid="0116bac4"/>
    </style:style>
    <style:style style:name="T116" style:family="text">
      <style:text-properties officeooo:rsid="012525b7"/>
    </style:style>
    <style:style style:name="T117" style:family="text">
      <style:text-properties officeooo:rsid="01267c26"/>
    </style:style>
    <style:style style:name="T118" style:family="text">
      <style:text-properties officeooo:rsid="012af064"/>
    </style:style>
    <style:style style:name="T119" style:family="text">
      <style:text-properties officeooo:rsid="012f32a2"/>
    </style:style>
    <style:style style:name="T120" style:family="text">
      <style:text-properties officeooo:rsid="0136a306"/>
    </style:style>
    <style:style style:name="T121" style:family="text">
      <style:text-properties officeooo:rsid="013cd036"/>
    </style:style>
    <style:style style:name="T122" style:family="text">
      <style:text-properties officeooo:rsid="015e1bcd"/>
    </style:style>
    <style:style style:name="T123" style:family="text">
      <style:text-properties officeooo:rsid="01929b91"/>
    </style:style>
    <style:style style:name="T124" style:family="text">
      <style:text-properties officeooo:rsid="028ffc5e"/>
    </style:style>
    <style:style style:name="T125" style:family="text">
      <style:text-properties fo:color="#ed1c24" style:font-name="Liberation Mono" fo:language="fr" fo:country="FR" officeooo:rsid="01035458"/>
    </style:style>
    <style:style style:name="T126" style:family="text">
      <style:text-properties fo:color="#ed1c24" style:font-name="Liberation Mono" fo:language="fr" fo:country="FR" officeooo:rsid="050d1cbd"/>
    </style:style>
    <style:style style:name="T127" style:family="text">
      <style:text-properties officeooo:rsid="02bc2c5e"/>
    </style:style>
    <style:style style:name="T128" style:family="text">
      <style:text-properties officeooo:rsid="0094a597"/>
    </style:style>
    <style:style style:name="T129" style:family="text">
      <style:text-properties officeooo:rsid="007f78a2"/>
    </style:style>
    <style:style style:name="T130" style:family="text">
      <style:text-properties officeooo:rsid="0095ff0f"/>
    </style:style>
    <style:style style:name="T131" style:family="text">
      <style:text-properties officeooo:rsid="00977fe5"/>
    </style:style>
    <style:style style:name="T132" style:family="text">
      <style:text-properties officeooo:rsid="0099a7cd"/>
    </style:style>
    <style:style style:name="T133" style:family="text">
      <style:text-properties officeooo:rsid="00a7d2af"/>
    </style:style>
    <style:style style:name="T134" style:family="text">
      <style:text-properties officeooo:rsid="00ab3b99"/>
    </style:style>
    <style:style style:name="T135" style:family="text">
      <style:text-properties officeooo:rsid="00c319e0"/>
    </style:style>
    <style:style style:name="T136" style:family="text">
      <style:text-properties officeooo:rsid="00e71f28"/>
    </style:style>
    <style:style style:name="T137" style:family="text">
      <style:text-properties officeooo:rsid="01a319fc"/>
    </style:style>
    <style:style style:name="T138" style:family="text">
      <style:text-properties officeooo:rsid="01a91d59"/>
    </style:style>
    <style:style style:name="T139" style:family="text">
      <style:text-properties officeooo:rsid="01b28b88"/>
    </style:style>
    <style:style style:name="T140" style:family="text">
      <style:text-properties officeooo:rsid="01b38182"/>
    </style:style>
    <style:style style:name="T141" style:family="text">
      <style:text-properties officeooo:rsid="01b44dba"/>
    </style:style>
    <style:style style:name="T142" style:family="text">
      <style:text-properties officeooo:rsid="01b5e350"/>
    </style:style>
    <style:style style:name="T143" style:family="text">
      <style:text-properties officeooo:rsid="01b6a742"/>
    </style:style>
    <style:style style:name="T144" style:family="text">
      <style:text-properties officeooo:rsid="01bb104a"/>
    </style:style>
    <style:style style:name="T145" style:family="text">
      <style:text-properties officeooo:rsid="01bea4df"/>
    </style:style>
    <style:style style:name="T146" style:family="text">
      <style:text-properties officeooo:rsid="01cf7d6e"/>
    </style:style>
    <style:style style:name="T147" style:family="text">
      <style:text-properties officeooo:rsid="01d31726"/>
    </style:style>
    <style:style style:name="T148" style:family="text">
      <style:text-properties officeooo:rsid="01d3abfb"/>
    </style:style>
    <style:style style:name="T149" style:family="text">
      <style:text-properties officeooo:rsid="01e3bc08"/>
    </style:style>
    <style:style style:name="T150" style:family="text">
      <style:text-properties officeooo:rsid="01fd5c37"/>
    </style:style>
    <style:style style:name="T151" style:family="text">
      <style:text-properties officeooo:rsid="020acc6b"/>
    </style:style>
    <style:style style:name="T152" style:family="text">
      <style:text-properties officeooo:rsid="020ff483"/>
    </style:style>
    <style:style style:name="T153" style:family="text">
      <style:text-properties officeooo:rsid="02198805"/>
    </style:style>
    <style:style style:name="T154" style:family="text">
      <style:text-properties officeooo:rsid="022db4b1"/>
    </style:style>
    <style:style style:name="T155" style:family="text">
      <style:text-properties officeooo:rsid="02331a73"/>
    </style:style>
    <style:style style:name="T156" style:family="text">
      <style:text-properties officeooo:rsid="023d2778"/>
    </style:style>
    <style:style style:name="T157" style:family="text">
      <style:text-properties officeooo:rsid="025043f5"/>
    </style:style>
    <style:style style:name="T158" style:family="text">
      <style:text-properties fo:font-weight="bold" style:font-weight-asian="bold" style:font-weight-complex="bold"/>
    </style:style>
    <style:style style:name="T159" style:family="text">
      <style:text-properties fo:font-weight="bold" officeooo:rsid="024ba2f1" style:font-weight-asian="bold" style:font-weight-complex="bold"/>
    </style:style>
    <style:style style:name="T160" style:family="text">
      <style:text-properties fo:font-weight="bold" officeooo:rsid="024dc016" style:font-weight-asian="bold" style:font-weight-complex="bold"/>
    </style:style>
    <style:style style:name="T161" style:family="text">
      <style:text-properties fo:font-weight="bold" officeooo:rsid="0136a306" style:font-weight-asian="bold" style:font-weight-complex="bold"/>
    </style:style>
    <style:style style:name="T162" style:family="text">
      <style:text-properties fo:font-weight="bold" officeooo:rsid="02cf4c4d" style:font-weight-asian="bold" style:font-weight-complex="bold"/>
    </style:style>
    <style:style style:name="T163" style:family="text">
      <style:text-properties fo:font-weight="bold" officeooo:rsid="02d10829" style:font-weight-asian="bold" style:font-weight-complex="bold"/>
    </style:style>
    <style:style style:name="T164" style:family="text">
      <style:text-properties fo:font-weight="bold" officeooo:rsid="02d13b4d" style:font-weight-asian="bold" style:font-weight-complex="bold"/>
    </style:style>
    <style:style style:name="T165" style:family="text">
      <style:text-properties fo:font-weight="bold" officeooo:rsid="02976326" style:font-weight-asian="bold" style:font-weight-complex="bold"/>
    </style:style>
    <style:style style:name="T166" style:family="text">
      <style:text-properties fo:font-weight="bold" officeooo:rsid="02d4602e" style:font-weight-asian="bold" style:font-weight-complex="bold"/>
    </style:style>
    <style:style style:name="T167" style:family="text">
      <style:text-properties officeooo:rsid="027751ac"/>
    </style:style>
    <style:style style:name="T168" style:family="text">
      <style:text-properties officeooo:rsid="0277b189"/>
    </style:style>
    <style:style style:name="T169" style:family="text">
      <style:text-properties officeooo:rsid="027f10c2"/>
    </style:style>
    <style:style style:name="T170" style:family="text">
      <style:text-properties officeooo:rsid="02815319"/>
    </style:style>
    <style:style style:name="T171" style:family="text">
      <style:text-properties officeooo:rsid="02867b6f"/>
    </style:style>
    <style:style style:name="T172" style:family="text">
      <style:text-properties officeooo:rsid="0290f839"/>
    </style:style>
    <style:style style:name="T173" style:family="text">
      <style:text-properties officeooo:rsid="0299ad2e"/>
    </style:style>
    <style:style style:name="T174" style:family="text">
      <style:text-properties officeooo:rsid="02a4fc5a"/>
    </style:style>
    <style:style style:name="T175" style:family="text">
      <style:text-properties officeooo:rsid="02aedb50"/>
    </style:style>
    <style:style style:name="T176" style:family="text">
      <style:text-properties officeooo:rsid="02c731f4"/>
    </style:style>
    <style:style style:name="T177" style:family="text">
      <style:text-properties officeooo:rsid="02cf4c4d"/>
    </style:style>
    <style:style style:name="T178" style:family="text">
      <style:text-properties fo:color="#fff200" fo:font-weight="bold" officeooo:rsid="028c5ee7" style:font-weight-asian="bold" style:font-weight-complex="bold"/>
    </style:style>
    <style:style style:name="T179" style:family="text">
      <style:text-properties fo:color="#fff200" fo:font-weight="bold" officeooo:rsid="03f82b90" style:font-weight-asian="bold" style:font-weight-complex="bold"/>
    </style:style>
    <style:style style:name="T180" style:family="text">
      <style:text-properties fo:color="#fff200" fo:font-weight="bold" officeooo:rsid="045806d5" style:font-weight-asian="bold" style:font-weight-complex="bold"/>
    </style:style>
    <style:style style:name="T181" style:family="text">
      <style:text-properties officeooo:rsid="02e91c62"/>
    </style:style>
    <style:style style:name="T182" style:family="text">
      <style:text-properties officeooo:rsid="0309e3d2"/>
    </style:style>
    <style:style style:name="T183" style:family="text">
      <style:text-properties officeooo:rsid="014e6e88"/>
    </style:style>
    <style:style style:name="T184" style:family="text">
      <style:text-properties officeooo:rsid="031d2ae7"/>
    </style:style>
    <style:style style:name="T185" style:family="text">
      <style:text-properties officeooo:rsid="0322e12b"/>
    </style:style>
    <style:style style:name="T186" style:family="text">
      <style:text-properties officeooo:rsid="035e1b16"/>
    </style:style>
    <style:style style:name="T187" style:family="text">
      <style:text-properties officeooo:rsid="037a0fd8"/>
    </style:style>
    <style:style style:name="T188" style:family="text">
      <style:text-properties officeooo:rsid="037f7173"/>
    </style:style>
    <style:style style:name="T189" style:family="text">
      <style:text-properties officeooo:rsid="0387a5c8"/>
    </style:style>
    <style:style style:name="T190" style:family="text">
      <style:text-properties officeooo:rsid="038e8bc4"/>
    </style:style>
    <style:style style:name="T191" style:family="text">
      <style:text-properties officeooo:rsid="039182c7"/>
    </style:style>
    <style:style style:name="T192" style:family="text">
      <style:text-properties officeooo:rsid="0398611a"/>
    </style:style>
    <style:style style:name="T193" style:family="text">
      <style:text-properties officeooo:rsid="039c7adb"/>
    </style:style>
    <style:style style:name="T194" style:family="text">
      <style:text-properties officeooo:rsid="03a03fe9"/>
    </style:style>
    <style:style style:name="T195" style:family="text">
      <style:text-properties officeooo:rsid="03a4ff8f"/>
    </style:style>
    <style:style style:name="T196" style:family="text">
      <style:text-properties fo:color="#000000" style:font-name="Liberation Mono" fo:font-size="10pt" fo:language="fr" fo:country="FR" fo:font-weight="normal" officeooo:rsid="044390ca" style:font-size-asian="10pt" style:font-weight-asian="normal" style:font-size-complex="10pt" style:font-weight-complex="normal"/>
    </style:style>
    <style:style style:name="T197" style:family="text">
      <style:text-properties fo:color="#000000" style:font-name="Liberation Mono" fo:font-size="10pt" fo:language="fr" fo:country="FR" fo:font-weight="normal" officeooo:rsid="04453f34" style:font-size-asian="10pt" style:font-weight-asian="normal" style:font-size-complex="10pt" style:font-weight-complex="normal"/>
    </style:style>
    <style:style style:name="T198" style:family="text">
      <style:text-properties fo:color="#000000" style:font-name="Liberation Mono" fo:font-size="10pt" fo:language="fr" fo:country="FR" fo:font-weight="normal" officeooo:rsid="04463298" style:font-size-asian="10pt" style:font-weight-asian="normal" style:font-size-complex="10pt" style:font-weight-complex="normal"/>
    </style:style>
    <style:style style:name="T199" style:family="text">
      <style:text-properties fo:color="#000000" fo:font-size="10pt" fo:background-color="#ffffff" loext:char-shading-value="0" style:font-size-asian="10pt" style:font-size-complex="10pt"/>
    </style:style>
    <style:style style:name="T200" style:family="text">
      <style:text-properties officeooo:rsid="03b5c1f3"/>
    </style:style>
    <style:style style:name="T201" style:family="text">
      <style:text-properties officeooo:rsid="03bf9120"/>
    </style:style>
    <style:style style:name="T202" style:family="text">
      <style:text-properties style:use-window-font-color="true" fo:font-weight="bold" officeooo:rsid="028c5ee7" style:font-weight-asian="bold" style:font-weight-complex="bold"/>
    </style:style>
    <style:style style:name="T203" style:family="text">
      <style:text-properties officeooo:rsid="03ca71a3"/>
    </style:style>
    <style:style style:name="T204" style:family="text">
      <style:text-properties officeooo:rsid="041074fc"/>
    </style:style>
    <style:style style:name="T205" style:family="text">
      <style:text-properties officeooo:rsid="0427cfc9"/>
    </style:style>
    <style:style style:name="T206" style:family="text">
      <style:text-properties officeooo:rsid="042f8bcc"/>
    </style:style>
    <style:style style:name="T207" style:family="text">
      <style:text-properties officeooo:rsid="04329aec"/>
    </style:style>
    <style:style style:name="T208" style:family="text">
      <style:text-properties officeooo:rsid="0441171f"/>
    </style:style>
    <style:style style:name="T209" style:family="text">
      <style:text-properties officeooo:rsid="044212b9"/>
    </style:style>
    <style:style style:name="T210" style:family="text">
      <style:text-properties officeooo:rsid="0449f6e8"/>
    </style:style>
    <style:style style:name="T211" style:family="text">
      <style:text-properties officeooo:rsid="04518398"/>
    </style:style>
    <style:style style:name="T212" style:family="text">
      <style:text-properties officeooo:rsid="0469370a"/>
    </style:style>
    <style:style style:name="T213" style:family="text">
      <style:text-properties fo:font-size="10pt" fo:language="fr" fo:country="FR" officeooo:rsid="0477f9bb" fo:background-color="transparent" loext:char-shading-value="0" style:font-size-asian="10pt" style:font-size-complex="10pt"/>
    </style:style>
    <style:style style:name="T214" style:family="text">
      <style:text-properties fo:font-size="10pt" style:font-size-asian="10pt" style:font-size-complex="10pt"/>
    </style:style>
    <style:style style:name="T215" style:family="text">
      <style:text-properties fo:font-size="10pt" officeooo:rsid="04911cac" style:font-size-asian="10pt" style:font-size-complex="10pt"/>
    </style:style>
    <style:style style:name="T216" style:family="text">
      <style:text-properties fo:font-size="10pt" officeooo:rsid="048e1c4e" style:font-size-asian="10pt" style:font-size-complex="10pt"/>
    </style:style>
    <style:style style:name="T217" style:family="text">
      <style:text-properties fo:font-size="10pt" officeooo:rsid="048e237d" style:font-size-asian="10pt" style:font-size-complex="10pt"/>
    </style:style>
    <style:style style:name="T218" style:family="text">
      <style:text-properties fo:font-size="10pt" officeooo:rsid="048e9bc6" style:font-size-asian="10pt" style:font-size-complex="10pt"/>
    </style:style>
    <style:style style:name="T219" style:family="text">
      <style:text-properties fo:font-size="10pt" officeooo:rsid="0494c156" style:font-size-asian="10pt" style:font-size-complex="10pt"/>
    </style:style>
    <style:style style:name="T220" style:family="text">
      <style:text-properties fo:font-size="10pt" officeooo:rsid="048fdefa" style:font-size-asian="10pt" style:font-size-complex="10pt"/>
    </style:style>
    <style:style style:name="T221" style:family="text">
      <style:text-properties officeooo:rsid="049509da"/>
    </style:style>
    <style:style style:name="T222" style:family="text">
      <style:text-properties officeooo:rsid="049949d3"/>
    </style:style>
    <style:style style:name="T223" style:family="text">
      <style:text-properties officeooo:rsid="049d396c"/>
    </style:style>
    <style:style style:name="T224"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225" style:family="text">
      <style:text-properties fo:color="#00a65d" fo:font-style="italic" style:text-underline-style="solid" style:text-underline-width="auto" style:text-underline-color="font-color" fo:font-weight="bold" officeooo:rsid="01924822" style:font-style-asian="italic" style:font-weight-asian="bold" style:font-style-complex="italic" style:font-weight-complex="bold"/>
    </style:style>
    <style:style style:name="T226"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227" style:family="text">
      <style:text-properties officeooo:rsid="04d21d0e"/>
    </style:style>
    <style:style style:name="T228" style:family="text">
      <style:text-properties officeooo:rsid="050e087d"/>
    </style:style>
    <style:style style:name="T229" style:family="text">
      <style:text-properties officeooo:rsid="0511262b"/>
    </style:style>
    <style:style style:name="T230" style:family="text">
      <style:text-properties officeooo:rsid="05203614"/>
    </style:style>
    <style:style style:name="T231" style:family="text">
      <style:text-properties officeooo:rsid="05257049"/>
    </style:style>
    <style:style style:name="T232" style:family="text">
      <style:text-properties fo:font-style="normal" fo:font-weight="normal" style:font-style-asian="normal" style:font-weight-asian="normal" style:font-style-complex="normal" style:font-weight-complex="normal"/>
    </style:style>
    <style:style style:name="T233" style:family="text">
      <style:text-properties fo:font-style="normal" fo:font-weight="normal" officeooo:rsid="052861d3" style:font-style-asian="normal" style:font-weight-asian="normal" style:font-style-complex="normal" style:font-weight-complex="normal"/>
    </style:style>
    <style:style style:name="T234" style:family="text">
      <style:text-properties fo:font-style="normal" fo:font-weight="normal" officeooo:rsid="052aff1e" style:font-style-asian="normal" style:font-weight-asian="normal" style:font-style-complex="normal" style:font-weight-complex="normal"/>
    </style:style>
    <style:style style:name="T235" style:family="text">
      <style:text-properties fo:font-style="normal" fo:font-weight="normal" officeooo:rsid="052bd4df" style:font-style-asian="normal" style:font-weight-asian="normal" style:font-style-complex="normal" style:font-weight-complex="normal"/>
    </style:style>
    <style:style style:name="T236" style:family="text">
      <style:text-properties fo:font-style="normal" fo:font-weight="normal" officeooo:rsid="052c287f" style:font-style-asian="normal" style:font-weight-asian="normal" style:font-style-complex="normal" style:font-weight-complex="normal"/>
    </style:style>
    <style:style style:name="T237" style:family="text">
      <style:text-properties fo:font-style="normal" fo:font-weight="normal" officeooo:rsid="052e05c0" style:font-style-asian="normal" style:font-weight-asian="normal" style:font-style-complex="normal" style:font-weight-complex="normal"/>
    </style:style>
    <style:style style:name="T238" style:family="text">
      <style:text-properties fo:font-style="normal" fo:font-weight="normal" officeooo:rsid="052f9187" style:font-style-asian="normal" style:font-weight-asian="normal" style:font-style-complex="normal" style:font-weight-complex="normal"/>
    </style:style>
    <style:style style:name="T239" style:family="text">
      <style:text-properties fo:font-style="normal" fo:font-weight="normal" officeooo:rsid="0534cb82" style:font-style-asian="normal" style:font-weight-asian="normal" style:font-style-complex="normal" style:font-weight-complex="normal"/>
    </style:style>
    <style:style style:name="T240" style:family="text">
      <style:text-properties fo:font-style="normal" fo:font-weight="normal" officeooo:rsid="0536c99b" style:font-style-asian="normal" style:font-weight-asian="normal" style:font-style-complex="normal" style:font-weight-complex="normal"/>
    </style:style>
    <style:style style:name="T241" style:family="text">
      <style:text-properties fo:font-style="normal" fo:font-weight="normal" officeooo:rsid="0537c8bb" style:font-style-asian="normal" style:font-weight-asian="normal" style:font-style-complex="normal" style:font-weight-complex="normal"/>
    </style:style>
    <style:style style:name="T242" style:family="text">
      <style:text-properties fo:font-style="normal" fo:font-weight="normal" officeooo:rsid="053a3216" style:font-style-asian="normal" style:font-weight-asian="normal" style:font-style-complex="normal" style:font-weight-complex="normal"/>
    </style:style>
    <style:style style:name="T243" style:family="text">
      <style:text-properties officeooo:rsid="052e4f91"/>
    </style:style>
    <style:style style:name="T244" style:family="text">
      <style:text-properties fo:font-weight="normal" officeooo:rsid="05118d58" style:font-size-asian="8.75pt" style:font-weight-asian="normal" style:font-weight-complex="normal"/>
    </style:style>
    <style:style style:name="T245" style:family="text">
      <style:text-properties fo:font-weight="normal" officeooo:rsid="044c1a65" style:font-size-asian="8.75pt" style:font-weight-asian="normal" style:font-weight-complex="normal"/>
    </style:style>
    <style:style style:name="T246" style:family="text">
      <style:text-properties officeooo:rsid="0507dab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47">Documentation <text:span text:style-name="T1">du fichier de réinstallation pour Linux (BTS SIO, version Bêta) :</text:span></text:p>
      <text:p text:style-name="P34"/>
      <text:p text:style-name="P45">1) Description du fichier :</text:p>
      <text:p text:style-name="P33"><text:span text:style-name="T2">1.1) </text:span><text:span text:style-name="T3">Description globale :</text:span></text:p>
      <text:p text:style-name="P15">Ce script a été écrit dans le but de vous faire gagner du temps après une (ré)installation fraîche de Linux sur votre ordinateur.</text:p>
      <text:p text:style-name="P15"/>
      <text:p text:style-name="P14"><text:span text:style-name="T2">1.</text:span><text:span text:style-name="T4">2</text:span><text:span text:style-name="T2">) </text:span><text:span text:style-name="T5">Interpréteur shell</text:span><text:span text:style-name="T3"> :</text:span></text:p>
      <text:p text:style-name="P13">Un fichier script shell n’étant pas compilé comme certains langages (C, C++, Haskell, Go, OCaml), il est donc interprété par un interpréteur, <text:span text:style-name="T221">comme en Python</text:span>. </text:p>
      <text:p text:style-name="P9"/>
      <text:p text:style-name="P9">L’interpréteur shell <text:span text:style-name="T77">choisi pour ce script est le Bash, qui est de loin l’interpréteur et l’interface shell la plus utilisée sur Linux avec ZSH.</text:span></text:p>
      <text:p text:style-name="P12"/>
      <text:p text:style-name="P12">Cependant, si vous préférez utiliser un autre interpréteur shell (ZSH, TCSH, SH, Fish, Korn Shell), vous devez changer ce qui suit le sh<text:span text:style-name="T150">a</text:span>bang du fichier.</text:p>
      <text:p text:style-name="P9"/>
      <text:p text:style-name="P11">Le sh<text:span text:style-name="T96">a</text:span>bang <text:span text:style-name="T97">(ou shebang)</text:span> est un <text:span text:style-name="T78">en-tête d’un fichier texte (représenté par ces deux caractères → </text:span><text:span text:style-name="T79">#!</text:span><text:span text:style-name="T78">), indiquant au système d’exploitation que ce fichier n’est pas un fichier exécutable binaire, mais un script interprété par un interpréteur shell.</text:span></text:p>
      <text:p text:style-name="P9"/>
      <text:p text:style-name="P10">Ce qui suit <text:span text:style-name="T90">directement le shabang est la destination, depuis le dossier racine, du fichier exécutable de l’interpréteur shell utilisé.</text:span></text:p>
      <text:p text:style-name="P9"/>
      <text:p text:style-name="P1">Ici, il s’agit de :</text:p>
      <text:list xml:id="list2781906111" text:style-name="L1">
        <text:list-item>
          <text:p text:style-name="P58">!<text:span text:style-name="T91">#/bin/bash</text:span></text:p>
        </text:list-item>
      </text:list>
      <text:p text:style-name="P8"/>
      <text:p text:style-name="P3">Pour <text:span text:style-name="T92">exécuter ce script avec</text:span>, par exemple,<text:span text:style-name="T93"> l’interpréteur</text:span> shell <text:span text:style-name="T94">ZSH</text:span> <text:span text:style-name="T95">(généralement non-installé par défaut), la modification à effectuer est la suivante :</text:span></text:p>
      <text:list xml:id="list2637895424" text:style-name="L2">
        <text:list-item>
          <text:p text:style-name="P59">!<text:span text:style-name="T76">#/bin/zsh</text:span></text:p>
        </text:list-item>
      </text:list>
      <text:p text:style-name="P2"/>
      <text:p text:style-name="P2"/>
      <text:p text:style-name="P44">2) Fonctionnalités :</text:p>
      <text:p text:style-name="P17">Parmi ses fonctionnalités se trouvent : </text:p>
      <text:list xml:id="list2940802393" text:style-name="L3">
        <text:list-item>
          <text:p text:style-name="P132"><text:span text:style-name="T15">Une compatibilité </text:span><text:span text:style-name="T10">étend</text:span><text:span text:style-name="T26">u</text:span><text:span text:style-name="T10">e </text:span><text:span text:style-name="T17">aux gestionnaires de paquets de</text:span><text:span text:style-name="T11"> </text:span><text:span text:style-name="T12">plusieurs </text:span><text:span text:style-name="T13">distributions </text:span><text:span text:style-name="T14">:</text:span></text:p>
          <text:list>
            <text:list-item>
              <text:p text:style-name="P134"><text:span text:style-name="T18">APT</text:span><text:span text:style-name="T8"> (</text:span><text:span text:style-name="T19">Debian, </text:span><text:span text:style-name="T8">Ubuntu, Mint, Kali, etc.)</text:span></text:p>
            </text:list-item>
            <text:list-item>
              <text:p text:style-name="P135"><text:span text:style-name="T20">DNF</text:span><text:span text:style-name="T8"> (Fedora, </text:span><text:span text:style-name="T16">CentOS</text:span><text:span text:style-name="T8">)</text:span></text:p>
            </text:list-item>
            <text:list-item>
              <text:p text:style-name="P136"><text:span text:style-name="T21">Zypper (</text:span><text:span text:style-name="T8">OpenSUSE</text:span><text:span text:style-name="T21">)</text:span></text:p>
            </text:list-item>
            <text:list-item>
              <text:p text:style-name="P137"><text:span text:style-name="T23">Pacman</text:span><text:span text:style-name="T8"> (</text:span><text:span text:style-name="T22">Arch Linux, </text:span><text:span text:style-name="T8">Manjaro)</text:span></text:p>
            </text:list-item>
            <text:list-item>
              <text:p text:style-name="P138"><text:span text:style-name="T25">Emerge</text:span><text:span text:style-name="T8"> </text:span><text:span text:style-name="T24">(Gentoo)</text:span></text:p>
            </text:list-item>
          </text:list>
        </text:list-item>
      </text:list>
      <text:list xml:id="list2287398565" text:style-name="L4">
        <text:list-item>
          <text:p text:style-name="P133"><text:span text:style-name="T8">Une mise à jour des paquets, si celle-ci n'a pas été faite avant le lancement du script (important), </text:span><text:span text:style-name="T9">ainsi qu’un nettoyeur de paquets obsolètes</text:span><text:span text:style-name="T8">.</text:span></text:p>
        </text:list-item>
        <text:list-item>
          <text:p text:style-name="P91">L’installation de paquets depuis les dépôts officiels de votre distribution.</text:p>
        </text:list-item>
        <text:list-item>
          <text:p text:style-name="P92">L’installation de paquets depuis les dépôts <text:span text:style-name="T222">Snap</text:span></text:p>
        </text:list-item>
        <text:list-item>
          <text:p text:style-name="P93">L’auto-suppression des <text:span text:style-name="T223">paquets obsolètes</text:span></text:p>
        </text:list-item>
      </text:list>
      <text:p text:style-name="P7"/>
      <text:p text:style-name="P7"/>
      <text:p text:style-name="P43">3) <text:span text:style-name="T138">Organisation </text:span>du fichier :</text:p>
      <text:p text:style-name="P46"><text:span text:style-name="T184">La partie </text:span><text:span text:style-name="T106">3.1</text:span><text:span text:style-name="T184"> sert à décrire le comportement des variables globales du fichier. </text:span>La partie <text:span text:style-name="T100">3.</text:span><text:span text:style-name="T106">2</text:span> <text:span text:style-name="T175">sert à décrire le fonctionnement de chaque fonction. La partie </text:span><text:span text:style-name="T107">3.3</text:span><text:span text:style-name="T175"> sert à lister les appels des fonctions et vous aidera à mieux voir où éditer le script pour rajouter vos paquets. C’est cette dernière partie qui vous intéressera sûrement le plus.</text:span></text:p>
      <text:p text:style-name="P41"><text:soft-page-break/></text:p>
      <text:p text:style-name="P42">3.<text:span text:style-name="T184">1</text:span>) <text:span text:style-name="T155">Description du fonctionnement des variables globales :</text:span></text:p>
      <text:p text:style-name="P37">Pour mieux <text:span text:style-name="T185">optimiser le script et le rendre plus lisible, par exemple, la couleur d’affichage du texte de succès d’une étape, j’ai créé des variables globales.</text:span></text:p>
      <text:p text:style-name="P37"/>
      <text:p text:style-name="P39">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37"/>
      <text:p text:style-name="P39">Pour l’interpréteur Shell, c’est comme si on avait écrit en brut le contenu de la variable à l’endroit où cette dernière est appelée.</text:p>
      <text:p text:style-name="P37"/>
      <text:p text:style-name="P40">Le top du top, c’est qu’en plus, si on souhaite changer le contenu de la variable, alors on n’a qu’à le faire à un seul endroit, et le tour est joué.</text:p>
      <text:p text:style-name="P37"/>
      <text:p text:style-name="P38">La liste des variables globales définies au début du fichier :</text:p>
      <text:list xml:id="list966869542" text:style-name="L5">
        <text:list-item>
          <text:p text:style-name="P139"><text:span text:style-name="T80">LINE_CHAR :</text:span> </text:p>
          <text:list>
            <text:list-item>
              <text:list>
                <text:list-item>
                  <text:p text:style-name="P140">Il s’agit de la variable stockant le caractère affiché sur toute la ligne du header</text:p>
                </text:list-item>
              </text:list>
            </text:list-item>
          </text:list>
        </text:list-item>
        <text:list-item>
          <text:p text:style-name="P156">SLEEP_TAB :</text:p>
          <text:list>
            <text:list-item>
              <text:list>
                <text:list-item>
                  <text:p text:style-name="P141">Il s’agit de <text:span text:style-name="T186">la variable stockant une commande de pause, suivi de sa valeur en seconde. Ici, elle définit le temps de pause entre chaque grande étape du script.</text:span></text:p>
                </text:list-item>
              </text:list>
            </text:list-item>
          </text:list>
        </text:list-item>
        <text:list-item>
          <text:p text:style-name="P157">SLEEP_INST :</text:p>
          <text:list>
            <text:list-item>
              <text:list>
                <text:list-item>
                  <text:p text:style-name="P141">Il s’agit de <text:span text:style-name="T186">la variable stockant une commande de pause, suivi de sa valeur en seconde. Ici, elle définit le temps de pause entre chaque étape d’installation de paquets.</text:span></text:p>
                </text:list-item>
              </text:list>
            </text:list-item>
          </text:list>
        </text:list-item>
        <text:list-item>
          <text:p text:style-name="P157">SLEEP_INST_CAT :</text:p>
          <text:list>
            <text:list-item>
              <text:list>
                <text:list-item>
                  <text:p text:style-name="P141">Il s’agit de <text:span text:style-name="T186">la variable stockant une commande de pause, suivi de sa valeur en seconde. Ici, elle définit le temps de pause entre chaque étape d’installation des paquets selon leur catégorie.</text:span></text:p>
                </text:list-item>
              </text:list>
            </text:list-item>
          </text:list>
        </text:list-item>
        <text:list-item>
          <text:p text:style-name="P158">C_ROUGE :</text:p>
          <text:list>
            <text:list-item>
              <text:list>
                <text:list-item>
                  <text:p text:style-name="P142">Définit la couleur d’affichage <text:span text:style-name="T187">du texte en rouge</text:span></text:p>
                </text:list-item>
              </text:list>
            </text:list-item>
          </text:list>
        </text:list-item>
        <text:list-item>
          <text:p text:style-name="P159">C_VERT :</text:p>
          <text:list>
            <text:list-item>
              <text:list>
                <text:list-item>
                  <text:p text:style-name="P142">Définit la couleur d’affichage <text:span text:style-name="T187">du texte en vert</text:span></text:p>
                </text:list-item>
              </text:list>
            </text:list-item>
          </text:list>
        </text:list-item>
        <text:list-item>
          <text:p text:style-name="P159">C_JAUNE :</text:p>
          <text:list>
            <text:list-item>
              <text:list>
                <text:list-item>
                  <text:p text:style-name="P142">Définit la couleur d’affichage <text:span text:style-name="T187">du texte en jaune</text:span></text:p>
                </text:list-item>
              </text:list>
            </text:list-item>
          </text:list>
        </text:list-item>
        <text:list-item>
          <text:p text:style-name="P160">C_RESET :</text:p>
          <text:list>
            <text:list-item>
              <text:list>
                <text:list-item>
                  <text:p text:style-name="P143">Redéfinit la couleur d’affichage du texte selon <text:span text:style-name="T188">la couleur utilisée dans les options du profil du terminal.</text:span></text:p>
                </text:list-item>
              </text:list>
            </text:list-item>
          </text:list>
        </text:list-item>
        <text:list-item>
          <text:p text:style-name="P161">C_HEADER_LINE :</text:p>
          <text:list>
            <text:list-item>
              <text:list>
                <text:list-item>
                  <text:p text:style-name="P144">Définit la couleur <text:span text:style-name="T189">de l’affichage du header (par défaut en bleu cyan)</text:span></text:p>
                </text:list-item>
              </text:list>
            </text:list-item>
          </text:list>
        </text:list-item>
        <text:list-item>
          <text:p text:style-name="P162">TAB :</text:p>
          <text:list>
            <text:list-item>
              <text:list>
                <text:list-item>
                  <text:p text:style-name="P145">Définit le nombre de chevrons avant <text:span text:style-name="T190">l’affichage d’un texte d’étapes</text:span></text:p>
                </text:list-item>
              </text:list>
            </text:list-item>
          </text:list>
        </text:list-item>
        <text:list-item>
          <text:p text:style-name="P162">J_TAB :</text:p>
          <text:list>
            <text:list-item>
              <text:list>
                <text:list-item>
                  <text:p text:style-name="P146">Appelle <text:span text:style-name="T191">la variable « C_JAUNE », puis appelle la variable « TAB », pour afficher les chevrons en jaune.</text:span></text:p>
                </text:list-item>
              </text:list>
            </text:list-item>
          </text:list>
        </text:list-item>
        <text:list-item>
          <text:p text:style-name="P163">R_TAB :</text:p>
          <text:list>
            <text:list-item>
              <text:list>
                <text:list-item>
                  <text:p text:style-name="P147">Même principe que pour <text:span text:style-name="T193">la variable </text:span>« J_TAB », <text:span text:style-name="T192">mais en rouge, avec un deuxième appel de la variable « TAB »</text:span></text:p>
                </text:list-item>
              </text:list>
            </text:list-item>
          </text:list>
        </text:list-item>
        <text:list-item>
          <text:p text:style-name="P163">V_TAB :</text:p>
          <text:list>
            <text:list-item>
              <text:list>
                <text:list-item>
                  <text:p text:style-name="P148">Même principe que pour la variable « <text:span text:style-name="T194">R_TAB », avec du vert</text:span></text:p>
                </text:list-item>
              </text:list>
            </text:list-item>
          </text:list>
        </text:list-item>
        <text:list-item>
          <text:p text:style-name="P164">READ_VAL :</text:p>
          <text:list>
            <text:list-item>
              <text:list>
                <text:list-item>
                  <text:p text:style-name="P149">Cette variable est appelée <text:span text:style-name="T195">si vous répondez autrement que par les caractères écrits entre les crochets lorsque le script vous demande votre permission pour une certaine étape.</text:span></text:p>
                </text:list-item>
              </text:list>
            </text:list-item>
          </text:list>
        </text:list-item>
        <text:list-item>
          <text:p text:style-name="P165">ERROR_OUTPUT_1 :</text:p>
          <text:list>
            <text:list-item>
              <text:list>
                <text:list-item>
                  <text:p text:style-name="P150"><text:soft-page-break/>Cette variable stocke une première chaîne de caractères <text:span text:style-name="T200">indiquant qu’une erreur s’est produite lors de l’exécution d’une étape du programme. Elle est suivie d’une chaîne de caractères (non stockée dans une variable) indiquant de manière plus précise l’erreur s’étant produite.</text:span></text:p>
                </text:list-item>
              </text:list>
            </text:list-item>
          </text:list>
        </text:list-item>
        <text:list-item>
          <text:p text:style-name="P166">ERROR_OUTPUT_2 :</text:p>
          <text:list>
            <text:list-item>
              <text:list>
                <text:list-item>
                  <text:p text:style-name="P151">Cette variable stocke <text:span text:style-name="T201">une deuxième chaîne de caractères indiquant affichant que le programme s’arrête à cause de l’erreur citée dans la chaîne de caractères précédente.</text:span></text:p>
                </text:list-item>
              </text:list>
            </text:list-item>
          </text:list>
        </text:list-item>
      </text:list>
      <text:p text:style-name="P37"/>
      <text:p text:style-name="P42">3.<text:span text:style-name="T184">2</text:span>) <text:span text:style-name="T155">Description des fonctions lors de la construction du script :</text:span></text:p>
      <text:p text:style-name="P19">Pour mieux <text:span text:style-name="T98">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19"/>
      <text:p text:style-name="P20">Certaines <text:span text:style-name="T139">fonctions</text:span> ne sont <text:span text:style-name="T140">utilisées</text:span> qu’une fois (pour garder le code indenté, <text:span text:style-name="T137">plus agréable à lire</text:span> et organisé au mieux), <text:span text:style-name="T141">tandis que </text:span>d’autres sont appelées à plusieurs reprises (principe même d’une fonction, pour éviter de retaper plusieurs fois exactement le même code).</text:p>
      <text:p text:style-name="P19"/>
      <text:p text:style-name="P20">Elles sont appelées <text:span text:style-name="T142">et exécutées</text:span> tout à la fin du fichier, <text:span text:style-name="T143">rappelées dans les fonctions si besoin,</text:span> et s’exécutent dans l’ordre, de haut en bas.</text:p>
      <text:p text:style-name="P20"/>
      <text:p text:style-name="P21">La liste des <text:span text:style-name="T151">fonctions sur toute la longueur du script :</text:span></text:p>
      <text:list xml:id="list3009572395" text:style-name="L6">
        <text:list-item>
          <text:p text:style-name="P175">draw_<text:span text:style-name="T149">header_</text:span>line()</text:p>
          <text:list>
            <text:list-item>
              <text:list>
                <text:list-item>
                  <text:p text:style-name="P60">Cette fonction <text:span text:style-name="T144">crée les lignes du haut et du bas du header jusqu’aux limites de la zone de texte du terminal.</text:span></text:p>
                </text:list-item>
              </text:list>
            </text:list-item>
          </text:list>
        </text:list-item>
        <text:list-item>
          <text:p text:style-name="P176">script_header()</text:p>
          <text:list>
            <text:list-item>
              <text:list>
                <text:list-item>
                  <text:p text:style-name="P61">Cette fonction appelle la fonction <text:span text:style-name="T80">draw_</text:span><text:span text:style-name="T81">header_</text:span><text:span text:style-name="T80">line()</text:span> <text:span text:style-name="T109">pour ajouter le texte de changement d’étapes entre les deux lignes du header.</text:span></text:p>
                </text:list-item>
              </text:list>
            </text:list-item>
          </text:list>
        </text:list-item>
        <text:list-item>
          <text:p text:style-name="P177">get_dist_package_manager<text:span text:style-name="T99">()</text:span></text:p>
          <text:list>
            <text:list-item>
              <text:list>
                <text:list-item>
                  <text:p text:style-name="P62">Cette fonction <text:span text:style-name="T110">fait appel au gestionnaire de paquets de votre distribution pour y installer les paquets de base depuis ses dépôts officiels.</text:span></text:p>
                </text:list-item>
              </text:list>
            </text:list-item>
          </text:list>
        </text:list-item>
        <text:list-item>
          <text:p text:style-name="P177">detect_root()</text:p>
          <text:list>
            <text:list-item>
              <text:list>
                <text:list-item>
                  <text:p text:style-name="P63">Cette fonction <text:span text:style-name="T120">vérifie que vous lancez bien le script en mode utilisateur normal ou en sudo/root (l’équivalent Linux du mode administrateur de Windows, à la différence près que vous êtes </text:span><text:span text:style-name="T161">LE VÉRITABLE MAÎTRE</text:span><text:span text:style-name="T120"> de votre ordinateur (</text:span><text:span text:style-name="T101">« De grands pouvoirs impliquent de grandes responsabilités » </text:span><text:span text:style-name="T103">(</text:span><text:span text:style-name="T104">message affiché </text:span><text:span text:style-name="T102">la première fois que vous lancez une commande en sudo</text:span><text:span text:style-name="T103">)</text:span><text:span text:style-name="T111">)).</text:span></text:p>
                </text:list-item>
                <text:list-item>
                  <text:p text:style-name="P64">Si le script n’est pas lancé <text:span text:style-name="T145">avec sudo ou </text:span>en mode <text:span text:style-name="T113">utilisateur</text:span> <text:span text:style-name="T112">root (ou super-administrateur), le script s’arrête et renvoie une erreur, car de nombreuses fonctionnalités du script (mise à jour, installation, …) nécessitent d’être connecté en root.</text:span></text:p>
                </text:list-item>
                <text:list-item>
                  <text:p text:style-name="P65">Si, au contraire, <text:span text:style-name="T114">le script est lancé avec sudo ou en tant que root, le script vous demandera si vous êtes sûr de lancer le script :</text:span></text:p>
                  <text:list>
                    <text:list-item>
                      <text:list>
                        <text:list-item>
                          <text:p text:style-name="P122">Si <text:span text:style-name="T115">vous répondez « oui », le script lance les étapes suivantes, à partir de la fonction suivante.</text:span></text:p>
                        </text:list-item>
                        <text:list-item>
                          <text:p text:style-name="P123">Sinon, si vous répondez par « non », <text:span text:style-name="T116">le programme s’arrête, tout simplement.</text:span></text:p>
                        </text:list-item>
                      </text:list>
                    </text:list-item>
                  </text:list>
                </text:list-item>
                <text:list-item>
                  <text:p text:style-name="P66"/>
                </text:list-item>
              </text:list>
            </text:list-item>
          </text:list>
        </text:list-item>
        <text:list-item>
          <text:p text:style-name="P177">check_internet_connection()</text:p>
          <text:list>
            <text:list-item>
              <text:list>
                <text:list-item>
                  <text:p text:style-name="P67">Comme son nom l’indique, <text:span text:style-name="T117">cette fonction va vérifier que vous êtes bien connecté à Internet pour les étapes suivantes.</text:span></text:p>
                  <text:list>
                    <text:list-item>
                      <text:list>
                        <text:list-item>
                          <text:p text:style-name="P68">Si c’est le cas, le programme continue <text:span text:style-name="T148">à s’exécuter normalement</text:span>.</text:p>
                        </text:list-item>
                        <text:list-item>
                          <text:p text:style-name="P68">Sinon, l’<text:span text:style-name="T146">exécution du</text:span> programme s’arrête, <text:span text:style-name="T118">car continuer ne servira strictement à rien.</text:span></text:p>
                        </text:list-item>
                      </text:list>
                    </text:list-item>
                  </text:list>
                </text:list-item>
              </text:list>
            </text:list-item>
          </text:list>
        </text:list-item>
        <text:list-item>
          <text:p text:style-name="P177"><text:soft-page-break/>dist_upgrade()</text:p>
          <text:list>
            <text:list-item>
              <text:list>
                <text:list-item>
                  <text:p text:style-name="P69">Cette fonction <text:span text:style-name="T119">va mettre à jours tous les paquets déjà installés sur votre disque dur si vous ne l’avez pas encore fait au moment de l’installation ou juste après.</text:span></text:p>
                </text:list-item>
                <text:list-item>
                  <text:p text:style-name="P70"><text:span text:style-name="T147">Si vous ne l’avez pas encore fait</text:span>, certaines fonctionnalités de votre distribution risquent de ne pas fonctionner normalement.</text:p>
                </text:list-item>
              </text:list>
            </text:list-item>
          </text:list>
        </text:list-item>
        <text:list-item>
          <text:p text:style-name="P177"><text:span text:style-name="T157">pack_install</text:span>()</text:p>
          <text:list>
            <text:list-item>
              <text:list>
                <text:list-item>
                  <text:p text:style-name="P71">Cette fonction <text:span text:style-name="T121">va obtenir la commande d’installation de paquets de votre gestionnaire de paquets.</text:span></text:p>
                </text:list-item>
                <text:list-item>
                  <text:p text:style-name="P94">Une fois la commande récupérée, il ne reste plus qu’à l’appeler avec le nom du paquet à installer en tant qu’argument. <text:span text:style-name="T212">Vous pouvez mettre autant de noms de paquets à la suite si vous le souhaitez. J’ai surtout géré l’installation de cette façon pour ne pas rendre le script trop long lors de l’installation des nombreux paquets nécessaires au bon fonctionnement de LAMP</text:span>.</text:p>
                </text:list-item>
              </text:list>
            </text:list-item>
          </text:list>
        </text:list-item>
        <text:list-item>
          <text:p text:style-name="P177"><text:span text:style-name="T203">snap_install</text:span>()</text:p>
          <text:list>
            <text:list-item>
              <text:list>
                <text:list-item>
                  <text:p text:style-name="P95">Cette fonction <text:span text:style-name="T121">va obtenir la commande d’installation de paquets Snap.</text:span></text:p>
                </text:list-item>
                <text:list-item>
                  <text:p text:style-name="P94">Une fois la commande récupérée, il ne reste plus qu’à l’appeler avec le nom du paquet Snap à installer en tant qu’argument. </text:p>
                </text:list-item>
                <text:list-item>
                  <text:p text:style-name="P124"><text:span text:style-name="T213">Comme pour la fonction </text:span><text:span text:style-name="T82">pack_install()</text:span><text:span text:style-name="T213">, j’ai fait en sorte que le nombre d’arguments à mettre puisse être supérieur à un, car les IDE téléchargés via Snap apportent des modifications arbitraires au système</text:span><text:span text:style-name="T199">, au-delà de l'espace </text:span><text:span text:style-name="T214">mémoire protégé (« sandbox ») dans lequel les paquets Snap sont généralement confinés, ce qui peut créer un risque pour votre système.</text:span></text:p>
                </text:list-item>
                <text:list-item>
                  <text:p text:style-name="P124"><text:span text:style-name="T215">N</text:span><text:span text:style-name="T216">ormalement, il n’y a aucun risque s’il s’agit d’un IDE ou tout </text:span><text:span text:style-name="T217">autre éditeur de texte, </text:span><text:span text:style-name="T218">sauf si vous téléchargez </text:span><text:span text:style-name="T219">et utilisez </text:span><text:span text:style-name="T220">des programmes dont vous ne connaissez pas le fonctionnement</text:span><text:span text:style-name="T214">.</text:span></text:p>
                </text:list-item>
              </text:list>
            </text:list-item>
          </text:list>
        </text:list-item>
      </text:list>
      <text:p text:style-name="P48"/>
      <text:list xml:id="list94755282539774" text:continue-numbering="true" text:style-name="L6">
        <text:list-item>
          <text:p text:style-name="P177">autoremove()</text:p>
          <text:list>
            <text:list-item>
              <text:list>
                <text:list-item>
                  <text:p text:style-name="P72">Cette fonction demande à l’utilisateur s’<text:span text:style-name="T122">il veut supprimer ses paquets obsolètes via la commande de suppression des paquets obsolètes du gestionnaire de paquets de sa distributions.</text:span></text:p>
                  <text:list>
                    <text:list-item>
                      <text:list>
                        <text:list-item>
                          <text:p text:style-name="P73">Si <text:span text:style-name="T152">L’utilisateur confirme son choix, alors la commande de suppression des paquets obsolètes de sa distribution est appelée.</text:span></text:p>
                        </text:list-item>
                        <text:list-item>
                          <text:p text:style-name="P74">Sinon, si l’utilisateur<text:span text:style-name="T153"> ne souhaite pas supprimer ses paquets obsolètes, la fonction suivante est appelée et l’installation se termine.</text:span></text:p>
                        </text:list-item>
                      </text:list>
                    </text:list-item>
                  </text:list>
                </text:list-item>
                <text:list-item>
                  <text:p text:style-name="P75">Zypper (OpenSUSE) <text:span text:style-name="T227">n’a pas de commande pour supprimer tous les paquets obsolètes d’un coup.</text:span></text:p>
                  <text:list>
                    <text:list-item>
                      <text:p text:style-name="P76">En revanche, ce gestionnaire de paquets propose de lister les paquets obsolètes avec la commande :</text:p>
                      <text:list>
                        <text:list-item>
                          <text:p text:style-name="P104">zypper packages –orphaned</text:p>
                        </text:list-item>
                      </text:list>
                    </text:list-item>
                    <text:list-item>
                      <text:p text:style-name="P76">Pour supprimer les paquets obsolètes, il faut les supprimer un par un en tapant la commande : </text:p>
                      <text:list>
                        <text:list-item>
                          <text:p text:style-name="P77"><text:span text:style-name="T100">zypper rm </text:span><text:span text:style-name="T108">$nom_du_paquet --clean-deps</text:span></text:p>
                        </text:list-item>
                      </text:list>
                    </text:list-item>
                  </text:list>
                </text:list-item>
              </text:list>
            </text:list-item>
          </text:list>
        </text:list-item>
      </text:list>
      <text:p text:style-name="P18"/>
      <text:list xml:id="list94754973028995" text:continue-numbering="true" text:style-name="L6">
        <text:list-item>
          <text:p text:style-name="P177">is_installation_done()</text:p>
          <text:list>
            <text:list-item>
              <text:list>
                <text:list-item>
                  <text:p text:style-name="P96">Cette fonction finale <text:span text:style-name="T123">est appelée pour supprimer le dossier d’installation temporaire créé dans « /tmp ».</text:span></text:p>
                </text:list-item>
              </text:list>
            </text:list-item>
          </text:list>
        </text:list-item>
      </text:list>
      <text:p text:style-name="P23"/>
      <text:p text:style-name="P23"/>
      <text:p text:style-name="P27"><text:span text:style-name="T2">3.2</text:span><text:span text:style-name="T6">) Ordre d’appel des </text:span><text:span text:style-name="T7">fonctions :</text:span></text:p>
      <text:p text:style-name="P28">À partir de la ligne <text:span text:style-name="T156">“ ” du fichier, le script d’installation commence véritablement. Voici l’ordre d’appel des fonctions :</text:span></text:p>
      <text:list xml:id="list1720203744" text:style-name="L7">
        <text:list-item>
          <text:p text:style-name="P167">script_header<text:span text:style-name="T177">()</text:span></text:p>
          <text:list>
            <text:list-item>
              <text:p text:style-name="P97">Pour afficher un header de bienvenue.</text:p>
            </text:list-item>
          </text:list>
        </text:list-item>
        <text:list-item>
          <text:p text:style-name="P168">get_dist_package_manager<text:span text:style-name="T177">()</text:span></text:p>
          <text:list>
            <text:list-item>
              <text:p text:style-name="P98">Pour obtenir le gestionnaire de paquet de votre distribution.</text:p>
            </text:list-item>
          </text:list>
        </text:list-item>
        <text:list-item>
          <text:p text:style-name="P169"><text:soft-page-break/><text:span text:style-name="T158">detect_root</text:span><text:span text:style-name="T162">()</text:span></text:p>
          <text:list>
            <text:list-item>
              <text:p text:style-name="P99">Pour vérifier que vous n’<text:span text:style-name="T168">exécutez</text:span> pas le <text:span text:style-name="T167">script en tant qu’utilisateur normal.</text:span></text:p>
            </text:list-item>
          </text:list>
        </text:list-item>
        <text:list-item>
          <text:p text:style-name="P170"><text:span text:style-name="T158">check_internet_connection</text:span><text:span text:style-name="T164">()</text:span></text:p>
          <text:list>
            <text:list-item>
              <text:p text:style-name="P100">Pour vérifier que vous êtes bien <text:span text:style-name="T169">connecté à Internet</text:span></text:p>
            </text:list-item>
          </text:list>
        </text:list-item>
        <text:list-item>
          <text:p text:style-name="P171"><text:span text:style-name="T158">dist_upgrade</text:span><text:span text:style-name="T163">()</text:span></text:p>
          <text:list>
            <text:list-item>
              <text:p text:style-name="P101">Pour mettre à jour l<text:span text:style-name="T170">es paquets existants</text:span></text:p>
            </text:list-item>
          </text:list>
        </text:list-item>
        <text:list-item>
          <text:p text:style-name="P172"><text:span text:style-name="T158">script_</text:span><text:span text:style-name="T159">header</text:span><text:span text:style-name="T163">()</text:span></text:p>
          <text:list>
            <text:list-item>
              <text:p text:style-name="P102">Pour <text:span text:style-name="T171">afficher un header de début d’installation des paquets souhaités</text:span></text:p>
            </text:list-item>
          </text:list>
        </text:list-item>
        <text:list-item>
          <text:p text:style-name="P107"><text:span text:style-name="T83">pack_ins</text:span><text:span text:style-name="T84">t</text:span><text:span text:style-name="T85">all</text:span><text:span text:style-name="T86">()</text:span><text:span text:style-name="T87"> </text:span><text:span text:style-name="T178">$nom_du_paquet</text:span><text:span text:style-name="T202"> </text:span><text:span text:style-name="T88">ou </text:span><text:span text:style-name="T89">snap_install() </text:span><text:span text:style-name="T179">$nom_du_snap --</text:span><text:span text:style-name="T180">option</text:span></text:p>
          <text:list>
            <text:list-item>
              <text:p text:style-name="P103">Pour <text:span text:style-name="T172">installer le paquet ou du Snap choisi en argument ($nom_du_paquet). Ce qui suit les deux tirets est une option, au cas où une simple installation ne fonctionne pas de manière conventionnelle.</text:span></text:p>
            </text:list-item>
          </text:list>
        </text:list-item>
      </text:list>
      <text:p text:style-name="P26"><text:tab/></text:p>
      <text:p text:style-name="P26"><text:tab/>…</text:p>
      <text:p text:style-name="P26"><text:tab/>…<text:tab/><text:span text:style-name="T174">(jusqu’au dernier paquet que vous souhaitez installer)</text:span></text:p>
      <text:p text:style-name="P26"><text:tab/>…</text:p>
      <text:p text:style-name="P26"/>
      <text:list xml:id="list94754707523837" text:continue-numbering="true" text:style-name="L7">
        <text:list-item>
          <text:p text:style-name="P173"><text:span text:style-name="T160">s</text:span><text:span text:style-name="T158">cript_header</text:span><text:span text:style-name="T166">()</text:span></text:p>
          <text:list>
            <text:list-item>
              <text:p text:style-name="P108">Pour <text:span text:style-name="T176">afficher afficher l’étape de suppression des paquets obsolètes</text:span></text:p>
            </text:list-item>
          </text:list>
        </text:list-item>
        <text:list-item>
          <text:p text:style-name="P174"><text:span text:style-name="T160">a</text:span><text:span text:style-name="T158">utoremove</text:span><text:span text:style-name="T166">()</text:span></text:p>
          <text:list>
            <text:list-item>
              <text:p text:style-name="P109">Pour supprimer les paquets obsolètes une fois la mise à jour du système ET l’installation <text:span text:style-name="T173">terminées</text:span></text:p>
            </text:list-item>
          </text:list>
        </text:list-item>
        <text:list-item>
          <text:p text:style-name="P174"><text:span text:style-name="T158">i</text:span><text:span text:style-name="T165">s_installation_done</text:span><text:span text:style-name="T166">()</text:span></text:p>
          <text:list>
            <text:list-item>
              <text:p text:style-name="P110">Fonction de fin de script</text:p>
            </text:list-item>
          </text:list>
        </text:list-item>
      </text:list>
      <text:p text:style-name="P23"/>
      <text:p text:style-name="P25">La partie que où vous pouvez <text:span text:style-name="T181">ajouter vos paquets se situe entre la partie du </text:span><text:span text:style-name="T105">« script_header »</text:span><text:span text:style-name="T181"> d’installation des nouveaux paquets et celui de la suppression des paquets obsolètes.</text:span></text:p>
      <text:p text:style-name="P24"/>
      <text:p text:style-name="P36"><text:span text:style-name="T225">4</text:span><text:span text:style-name="T224">) Description</text:span><text:span text:style-name="T226">s</text:span><text:span text:style-name="T224"> des paquets par défaut :</text:span></text:p>
      <text:p text:style-name="P53">Les descriptions des paquets <text:span text:style-name="T154">installés </text:span>par défaut sont <text:span text:style-name="T124">listées</text:span> ci-dessous :</text:p>
      <text:p text:style-name="P16"/>
      <text:list xml:id="list1465304264" text:style-name="L8">
        <text:list-item>
          <text:p text:style-name="P125">Commandes importantes pour le téléchargement</text:p>
          <text:list>
            <text:list-item>
              <text:p text:style-name="P179">snapd :</text:p>
              <text:list>
                <text:list-item>
                  <text:p text:style-name="P78">Ce paquet <text:span text:style-name="T204">permet l’installation de Snap.</text:span></text:p>
                </text:list-item>
                <text:list-item>
                  <text:p text:style-name="P79">Snap est, à l’instar d’APT (Debian) ou de RPM (Fedora),un gestionnaire de paquets multi-distributions développé par Canonical, l’entreprise derrière le projet Ubuntu.</text:p>
                </text:list-item>
                <text:list-item>
                  <text:p text:style-name="P80">En plus de vous permettre d’installer de nombreux paquets déjà disponibles dans les dépôts officiels de votre distribution, Snap vous permet d’installer des paquets ne figurant pas dans ces mêmes dépôts, tels que Discord, Atom, Visual Studio Code, etc... </text:p>
                </text:list-item>
              </text:list>
            </text:list-item>
            <text:list-item>
              <text:p text:style-name="P180">wget :</text:p>
              <text:list>
                <text:list-item>
                  <text:p text:style-name="P81">Cette <text:span text:style-name="T205">commande vous permet de télécharger des fichiers téléchargeables disponibles sur une page web, en passant en arguments le ou les liens des fichiers que vous souhaitez télécharger.</text:span></text:p>
                </text:list-item>
                <text:list-item>
                  <text:p text:style-name="P198">ATTENTION !!! COMME <text:span text:style-name="T207">TOUT TÉLÉCHARGEMENT, NE TÉLÉCHARGEZ QUE DEPUIS UN SITE OFFICIEL, CONNU ET FIABLE !!!</text:span></text:p>
                </text:list-item>
              </text:list>
            </text:list-item>
            <text:list-item>
              <text:p text:style-name="P181">curl :</text:p>
              <text:list>
                <text:list-item>
                  <text:p text:style-name="P152">Cette commande, <text:span text:style-name="T209">à l’instar de Wget,</text:span> <text:span text:style-name="T208">permet de télécharger des fichiers téléchargeables depuis un site web.</text:span></text:p>
                </text:list-item>
                <text:list-item>
                  <text:p text:style-name="P178"><text:span text:style-name="T196">Les similitudes et les différences entre ces deux commandes sont </text:span><text:span text:style-name="T197">listées dans cet article → </text:span><text:a xlink:type="simple" xlink:href="https://daniel.haxx.se/docs/curl-vs-wget.html" text:style-name="Internet_20_link" text:visited-style-name="Visited_20_Internet_20_Link">https://daniel.haxx.se/docs/curl-vs-wget.</text:a><text:a xlink:type="simple" xlink:href="https://daniel.haxx.se/docs/curl-vs-wget.html" text:style-name="Internet_20_link" text:visited-style-name="Visited_20_Internet_20_Link"><text:span text:style-name="T198">html</text:span></text:a></text:p>
                </text:list-item>
              </text:list>
            </text:list-item>
          </text:list>
        </text:list-item>
      </text:list>
      <text:p text:style-name="P54"/>
      <text:p text:style-name="P35"/>
      <text:list xml:id="list1115469151" text:style-name="L9">
        <text:list-item>
          <text:p text:style-name="P126">Commandes</text:p>
          <text:list>
            <text:list-item>
              <text:p text:style-name="P182"><text:soft-page-break/>neofetch : </text:p>
              <text:list>
                <text:list-item>
                  <text:p text:style-name="P111">Cette commande permet d’afficher sur votre terminal :</text:p>
                  <text:list>
                    <text:list-item>
                      <text:p text:style-name="P82">La version de votre système d’exploitation</text:p>
                    </text:list-item>
                    <text:list-item>
                      <text:p text:style-name="P83">Le nom de l’<text:span text:style-name="T127">hôte du système d’exploitation (votre ordinateur)</text:span></text:p>
                    </text:list-item>
                    <text:list-item>
                      <text:p text:style-name="P82">La version de votre kernel (noyau Linux)</text:p>
                    </text:list-item>
                    <text:list-item>
                      <text:p text:style-name="P82">Le temps écoulé depuis la connexion à votre session</text:p>
                    </text:list-item>
                    <text:list-item>
                      <text:p text:style-name="P82">Le nombre de paquets installés</text:p>
                    </text:list-item>
                    <text:list-item>
                      <text:p text:style-name="P82">L’interpréteur shell actuellement utilisé, ainsi que sa version</text:p>
                    </text:list-item>
                    <text:list-item>
                      <text:p text:style-name="P82">La résolution de votre écran</text:p>
                    </text:list-item>
                    <text:list-item>
                      <text:p text:style-name="P82">Votre environnement de bureau</text:p>
                    </text:list-item>
                    <text:list-item>
                      <text:p text:style-name="P82">Votre gestionnaire de fenêtres</text:p>
                    </text:list-item>
                    <text:list-item>
                      <text:p text:style-name="P82">Les thèmes de votre environnement de bureau</text:p>
                    </text:list-item>
                    <text:list-item>
                      <text:p text:style-name="P82">Les thèmes d’icônes utilisés</text:p>
                    </text:list-item>
                    <text:list-item>
                      <text:p text:style-name="P82">Le terminal actuellement utilisé</text:p>
                    </text:list-item>
                    <text:list-item>
                      <text:p text:style-name="P82">Les caractéristiques principales de votre processeur</text:p>
                    </text:list-item>
                    <text:list-item>
                      <text:p text:style-name="P82">Les caractéristiques principales de votre carte graphique</text:p>
                    </text:list-item>
                    <text:list-item>
                      <text:p text:style-name="P82">La mémoire vive actuellement utilisée sur la mémoire vive totale</text:p>
                    </text:list-item>
                  </text:list>
                </text:list-item>
              </text:list>
            </text:list-item>
            <text:list-item>
              <text:p text:style-name="P183">tree :</text:p>
              <text:list>
                <text:list-item>
                  <text:p text:style-name="P84">Cette commande est très pratique, elle vous permet de visualiser dans une arborescence tous les fichiers contenus dans les sous-dossiers à partir du dossier <text:span text:style-name="T206">dans lequel</text:span> vous lancez cette commande.</text:p>
                </text:list-item>
              </text:list>
            </text:list-item>
            <text:list-item>
              <text:p text:style-name="P199"><text:span text:style-name="T33">s</text:span><text:span text:style-name="T8">l :</text:span></text:p>
              <text:list>
                <text:list-item>
                  <text:p text:style-name="P153">Cette commande n’a rien de bien sérieux, si ce n’est d’afficher une locomotive à vapeur passer sur votre terminal si, au lieu de taper la commande « ls », vous tapez « sl » ou « LS » (RAPPEL IMPORTANT : Les noms de commande sont sensibles à la casse).</text:p>
                </text:list-item>
              </text:list>
            </text:list-item>
          </text:list>
        </text:list-item>
      </text:list>
      <text:p text:style-name="P49"/>
      <text:list xml:id="list94756333966368" text:continue-numbering="true" text:style-name="L9">
        <text:list-header>
          <text:p text:style-name="P127"/>
        </text:list-header>
        <text:list-item>
          <text:p text:style-name="P127">Jeux</text:p>
          <text:list>
            <text:list-item>
              <text:p text:style-name="P182">bsdgames :</text:p>
              <text:list>
                <text:list-item>
                  <text:p text:style-name="P154">Ce paquet rajoute un « Snake » en version terminal. Vous devez ramasser le plus d’argent possible sans vous faire dévorer par le serpent. Vous pouvez quitter à tout moment en passant sur l<text:span text:style-name="T210">a dièse</text:span> « # » et sauvegarder votre record.</text:p>
                </text:list-item>
              </text:list>
            </text:list-item>
            <text:list-item>
              <text:p text:style-name="P196"><text:span text:style-name="T243">p</text:span>acman :</text:p>
              <text:list>
                <text:list-item>
                  <text:p text:style-name="P82">Le nom du paquet n’est il pas assez explicite ?</text:p>
                </text:list-item>
              </text:list>
            </text:list-item>
            <text:list-item>
              <text:p text:style-name="P184"><text:span text:style-name="T228">s</text:span>upertux :</text:p>
              <text:list>
                <text:list-item>
                  <text:p text:style-name="P85">Vous aimez Super <text:span text:style-name="T229">Mario Bros ? Vous avez toujours voulu :</text:span></text:p>
                  <text:list>
                    <text:list-item>
                      <text:p text:style-name="P86">Jouer à un clone libre et open-source de ce jeu légendaire, à incarner le légendaire manchot Tux, la mascotte du noyau Linux ?</text:p>
                    </text:list-item>
                    <text:list-item>
                      <text:p text:style-name="P87">Jouer à un jeu <text:span text:style-name="T230">encore mis à jour, proposant, en plus des nombreux niveau disponibles, un nombre incalculable de niveaux créés par la communauté ?</text:span></text:p>
                    </text:list-item>
                  </text:list>
                </text:list-item>
                <text:list-item>
                  <text:p text:style-name="P88">Alors ce jeu est fait pour vous.</text:p>
                </text:list-item>
              </text:list>
            </text:list-item>
            <text:list-item>
              <text:p text:style-name="P185">supertuxkart :</text:p>
              <text:list>
                <text:list-item>
                  <text:p text:style-name="P89">M<text:span text:style-name="T231">ême principe que Super Tux, mais appliqué à Mario Kart.</text:span></text:p>
                </text:list-item>
              </text:list>
            </text:list-item>
            <text:list-item>
              <text:p text:style-name="P186">wesnoth :</text:p>
              <text:list>
                <text:list-item>
                  <text:p text:style-name="P105">The Battle for Wesnoth<text:span text:style-name="T232"> </text:span><text:span text:style-name="T233">est </text:span><text:span text:style-name="T234">un jeu gratuit </text:span><text:span text:style-name="T235">libre et open-source </text:span><text:span text:style-name="T236">de stratégie </text:span><text:span text:style-name="T237">au tour par tour </text:span><text:span text:style-name="T238">en 2D </text:span><text:span text:style-name="T239">se déroulant dans un univers </text:span><text:span text:style-name="T240">d’</text:span><text:span text:style-name="T241">heroic-</text:span><text:span text:style-name="T242">f</text:span><text:span text:style-name="T239">antasy</text:span><text:span text:style-name="T238">.</text:span></text:p>
                </text:list-item>
                <text:list-item>
                  <text:p text:style-name="P106"><text:span text:style-name="T238">P</text:span><text:span text:style-name="T232">lus d’informations sur ce jeu → </text:span><text:a xlink:type="simple" xlink:href="https://linuxfr.org/news/sortie-de-la-bataille-pour-wesnoth-1-12" text:style-name="Internet_20_link" text:visited-style-name="Visited_20_Internet_20_Link"><text:span text:style-name="T232">https://linuxfr.org/news/sortie-de-la-bataille-pour-wesnoth-1-12</text:span></text:a><text:span text:style-name="T232">.</text:span></text:p>
                </text:list-item>
              </text:list>
            </text:list-item>
          </text:list>
        </text:list-item>
      </text:list>
      <text:p text:style-name="P53"/>
      <text:p text:style-name="P6"/>
      <text:list xml:id="list94754427289125" text:continue-numbering="true" text:style-name="L9">
        <text:list-item>
          <text:p text:style-name="P155">Images</text:p>
          <text:list>
            <text:list-item>
              <text:p text:style-name="P187">gimp :</text:p>
              <text:list>
                <text:list-item>
                  <text:p text:style-name="P154">Un puissant logiciel d’édition d’image, la meilleure alternative gratuite, libre et open-source à Photoshop.</text:p>
                </text:list-item>
              </text:list>
            </text:list-item>
          </text:list>
        </text:list-item>
      </text:list>
      <text:p text:style-name="P53"><text:soft-page-break/></text:p>
      <text:p text:style-name="P17"/>
      <text:list xml:id="list2529070406" text:style-name="L10">
        <text:list-item>
          <text:p text:style-name="P128">Internet</text:p>
          <text:list>
            <text:list-item>
              <text:p text:style-name="P188"><text:span text:style-name="T244">discord </text:span><text:span text:style-name="T245">:</text:span></text:p>
              <text:list>
                <text:list-item>
                  <text:p text:style-name="P112">Client <text:span text:style-name="T211">Linux du célèbre réseau social</text:span></text:p>
                </text:list-item>
              </text:list>
            </text:list-item>
            <text:list-item>
              <text:p text:style-name="P188"><text:span text:style-name="T246">t</text:span>hunderbird :</text:p>
              <text:list>
                <text:list-item>
                  <text:p text:style-name="P200"><text:span text:style-name="T39">Thunderbird est un client messagerie développé par la fondation Mozilla. Sécurisé, gratuit, libre et open-source, </text:span><text:span text:style-name="T40">vous proposant </text:span><text:span text:style-name="T39">:</text:span></text:p>
                  <text:list>
                    <text:list-item>
                      <text:p text:style-name="P114"><text:span text:style-name="T128">La gestion de</text:span> <text:span text:style-name="T129">plusieurs comptes de messagerie, avec : </text:span></text:p>
                      <text:list>
                        <text:list-item>
                          <text:p text:style-name="P115">Recherche rapide de messages</text:p>
                        </text:list-item>
                        <text:list-item>
                          <text:p text:style-name="P115">Filtrage de messages</text:p>
                        </text:list-item>
                        <text:list-item>
                          <text:p text:style-name="P116">Groupement de messages</text:p>
                        </text:list-item>
                        <text:list-item>
                          <text:p text:style-name="P116">etc ... </text:p>
                        </text:list-item>
                      </text:list>
                    </text:list-item>
                    <text:list-item>
                      <text:p text:style-name="P117"><text:span text:style-name="T130">Un f</text:span>iltre de spams</text:p>
                    </text:list-item>
                    <text:list-item>
                      <text:p text:style-name="P118"><text:span text:style-name="T131">L’e</text:span>nvoi de pièces jointes volumineuses <text:span text:style-name="T132">(contournement efficace des limites des messageries Gmail, Outlook, etc...)</text:span></text:p>
                    </text:list-item>
                    <text:list-item>
                      <text:p text:style-name="P119"><text:span text:style-name="T133">La permission d’avoir une a</text:span>dresse de messagerie <text:span text:style-name="T134">personnalisée</text:span></text:p>
                    </text:list-item>
                    <text:list-item>
                      <text:p text:style-name="P120">Une myriade d’extensions</text:p>
                    </text:list-item>
                  </text:list>
                </text:list-item>
              </text:list>
            </text:list-item>
          </text:list>
        </text:list-item>
      </text:list>
      <text:p text:style-name="P52"/>
      <text:p text:style-name="P5"/>
      <text:list xml:id="list94754808076382" text:continue-numbering="true" text:style-name="L10">
        <text:list-item>
          <text:p text:style-name="P129">Librairies</text:p>
          <text:list>
            <text:list-item>
              <text:p text:style-name="P206"><text:span text:style-name="T125">p</text:span><text:span text:style-name="T126">ython3.7 :</text:span></text:p>
              <text:list>
                <text:list-item>
                  <text:p text:style-name="P201"><text:span text:style-name="T39">L</text:span><text:span text:style-name="T75">a version de Python la plus récente.</text:span></text:p>
                </text:list-item>
              </text:list>
            </text:list-item>
            <text:list-item>
              <text:p text:style-name="P191">python-pip :</text:p>
              <text:list>
                <text:list-item>
                  <text:p text:style-name="P113">Pip est un <text:span text:style-name="T183">gestionnaire de paquets utilisé pour installer et gérer des paquets écrits en Python, tels des librairies Python (Flask ou encore Django pour du web).</text:span></text:p>
                </text:list-item>
              </text:list>
            </text:list-item>
          </text:list>
        </text:list-item>
      </text:list>
      <text:p text:style-name="P56"/>
      <text:p text:style-name="P30"/>
      <text:list xml:id="list94755665706107" text:continue-numbering="true" text:style-name="L10">
        <text:list-item>
          <text:p text:style-name="P130">Logiciels</text:p>
          <text:list>
            <text:list-item>
              <text:p text:style-name="P189">k4dirstat</text:p>
              <text:list>
                <text:list-item>
                  <text:p text:style-name="P90">K4dirstat est un <text:span text:style-name="T135">excellent logiciel vous permettant de scanner un dossier choisi et de cartographier tous les fichiers du dossier et des sous-dossiers en carrés et rectangles. Plus ces carrés ou rectangles sont gros, plus ces fichiers sont volumineux. Un point fort de ce logiciel par rapport à son équivalent Windows « Windirstat » est qu’il vous permet de partir à partir de n’importe quel dossier, si vous ne voulez pas partir depuis le dossier racine.</text:span></text:p>
                </text:list-item>
              </text:list>
            </text:list-item>
          </text:list>
        </text:list-item>
      </text:list>
      <text:p text:style-name="P51"/>
      <text:p text:style-name="P17"/>
      <text:list xml:id="list94755996054544" text:continue-numbering="true" text:style-name="L10">
        <text:list-item>
          <text:p text:style-name="P128">Modélisation</text:p>
          <text:list>
            <text:list-item>
              <text:p text:style-name="P197">blender :</text:p>
              <text:list>
                <text:list-item>
                  <text:p text:style-name="P121">B<text:span text:style-name="T136">lender 3D est un excellent logiciel de modélisation 3D et d’animation, vous permettant d’exporter vos créations sous plusieurs formats de fichiers et sous de nombreuses options. En outre, de nombreuses extensions sont disponibles</text:span></text:p>
                </text:list-item>
              </text:list>
            </text:list-item>
          </text:list>
        </text:list-item>
      </text:list>
      <text:p text:style-name="P57"/>
      <text:p text:style-name="P17"/>
      <text:list xml:id="list94756111805506" text:continue-numbering="true" text:style-name="L10">
        <text:list-item>
          <text:p text:style-name="P128">Programmation</text:p>
          <text:list>
            <text:list-item>
              <text:p text:style-name="P192">atom :</text:p>
              <text:list>
                <text:list-item>
                  <text:p text:style-name="P202"><text:span text:style-name="T39">Atom est un </text:span><text:span text:style-name="T41">IDE</text:span><text:span text:style-name="T39"> </text:span><text:span text:style-name="T42">libre et </text:span><text:span text:style-name="T43">open-source</text:span><text:span text:style-name="T39">, </text:span><text:span text:style-name="T44">proposant de nombreuses extensions.</text:span></text:p>
                </text:list-item>
              </text:list>
            </text:list-item>
            <text:list-item>
              <text:p text:style-name="P193"><text:span text:style-name="T182">c</text:span>odeblocks :</text:p>
              <text:list>
                <text:list-item>
                  <text:p text:style-name="P203"><text:span text:style-name="T39">Code::Blocks est un IDE permettant de programmer </text:span><text:span text:style-name="T45">en C, C++, </text:span><text:span text:style-name="T46">Fortran, etc …. </text:span><text:span text:style-name="T47">Il permet de créer </text:span><text:span text:style-name="T48">des </text:span><text:span text:style-name="T49">fichiers adaptés à vos projets (</text:span><text:span text:style-name="T50">SFML, D, Ruby, </text:span><text:span text:style-name="T51">Arduino</text:span><text:span text:style-name="T50">, Qt, </text:span><text:span text:style-name="T52">DirectX, </text:span><text:span text:style-name="T53">OpenGL,</text:span><text:span text:style-name="T50"> </text:span><text:span text:style-name="T54">etc …</text:span><text:span text:style-name="T49">).</text:span></text:p>
                </text:list-item>
              </text:list>
            </text:list-item>
            <text:list-item>
              <text:p text:style-name="P194">emacs :</text:p>
              <text:list>
                <text:list-item>
                  <text:p text:style-name="P204"><text:soft-page-break/><text:span text:style-name="T39">Emacs est un éditeur de texte </text:span><text:span text:style-name="T55">avancé </text:span><text:span text:style-name="T56">se manipulant de la même manière que Nano, </text:span><text:span text:style-name="T57">avec le clavier </text:span><text:span text:style-name="T58">et les raccourcis claviers</text:span><text:span text:style-name="T57"> </text:span><text:span text:style-name="T59">(à la différence près </text:span><text:span text:style-name="T60">que </text:span><text:span text:style-name="T61">l’on peut </text:span><text:span text:style-name="T62">déplacer </text:span><text:span text:style-name="T63">le curseur en cliquant sur la </text:span><text:span text:style-name="T64">zone que l’on veut éditer</text:span><text:span text:style-name="T59">).</text:span></text:p>
                </text:list-item>
              </text:list>
            </text:list-item>
            <text:list-item>
              <text:p text:style-name="P195">valgrind :</text:p>
              <text:list>
                <text:list-item>
                  <text:p text:style-name="P205"><text:span text:style-name="T39">Valgrind </text:span><text:span text:style-name="T65">est</text:span><text:span text:style-name="T39"> le meilleur ami des programmeurs C et C++ </text:span><text:span text:style-name="T66">au moment </text:span><text:span text:style-name="T67">où des </text:span><text:span text:style-name="T68">erreurs de segmentation apparaissent </text:span><text:span text:style-name="T69">au lancement d’un programme. </text:span><text:span text:style-name="T70">Cet utilitaire perme</text:span><text:span text:style-name="T71">t de débusquer des fuites mémoire ou encore des mauvais pointeurs, </text:span><text:span text:style-name="T72">et bien plus </text:span><text:span text:style-name="T73">(voir la documentation </text:span><text:span text:style-name="T74">de Valgrind</text:span><text:span text:style-name="T73">)</text:span><text:span text:style-name="T72">.</text:span></text:p>
                </text:list-item>
              </text:list>
            </text:list-item>
          </text:list>
        </text:list-item>
      </text:list>
      <text:p text:style-name="P55"/>
      <text:p text:style-name="P29"/>
      <text:list xml:id="list94755951480768" text:continue-numbering="true" text:style-name="L10">
        <text:list-item>
          <text:p text:style-name="P128">Vidéo</text:p>
          <text:list>
            <text:list-item>
              <text:p text:style-name="P190">vlc :</text:p>
              <text:list>
                <text:list-item>
                  <text:p text:style-name="P208"><text:span text:style-name="T8">V</text:span><text:span text:style-name="T27">LC est </text:span><text:span text:style-name="T28">le lecteur </text:span><text:span text:style-name="T29">vidéo </text:span><text:span text:style-name="T30">libre le plus populaire du marché. </text:span><text:span text:style-name="T31">Il permet la lecture de nombreux formats de </text:span><text:span text:style-name="T32">fichiers audio et vidéo.</text:span></text:p>
                </text:list-item>
              </text:list>
            </text:list-item>
          </text:list>
        </text:list-item>
      </text:list>
      <text:p text:style-name="P50"/>
      <text:p text:style-name="P4"/>
      <text:list xml:id="list94754912286956" text:continue-numbering="true" text:style-name="L10">
        <text:list-item>
          <text:p text:style-name="P131">LAMP</text:p>
          <text:list>
            <text:list-item>
              <text:p text:style-name="P209"><text:span text:style-name="T34">L</text:span><text:span text:style-name="T35">es paquets </text:span><text:span text:style-name="T36">téléchargés à partir de cette variable </text:span><text:span text:style-name="T37">sont les paquets nécessaires au bon fonctionnement de LAMP </text:span><text:span text:style-name="T38">(Linux Apache, MySQL, PHP)</text:span></text:p>
            </text:list-item>
          </text:list>
        </text:list-item>
      </text:list>
      <text:p text:style-name="P31"/>
      <text:p text:style-name="P3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1-25T09:47:54.009677130</dc:date>
    <meta:editing-duration>PT21H40M40S</meta:editing-duration>
    <meta:editing-cycles>1121</meta:editing-cycles>
    <meta:document-statistic meta:table-count="0" meta:image-count="0" meta:object-count="0" meta:page-count="8" meta:paragraph-count="230" meta:word-count="3004" meta:character-count="17768" meta:non-whitespace-character-count="15174"/>
  </office:meta>
</office:document-meta>
</file>